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Verdana2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70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97cm" table:align="margins" style:may-break-between-rows="false"/>
    </style:style>
    <style:style style:name="Table56.A" style:family="table-column">
      <style:table-column-properties style:column-width="1.713cm" style:rel-column-width="13052*"/>
    </style:style>
    <style:style style:name="Table56.B" style:family="table-column">
      <style:table-column-properties style:column-width="5.11cm" style:rel-column-width="38951*"/>
    </style:style>
    <style:style style:name="Table56.C" style:family="table-column">
      <style:table-column-properties style:column-width="1.623cm" style:rel-column-width="12367*"/>
    </style:style>
    <style:style style:name="Table56.D" style:family="table-column">
      <style:table-column-properties style:column-width="0.153cm" style:rel-column-width="1165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15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2.29cm" style:rel-column-width="17611*"/>
    </style:style>
    <style:style style:name="Table141.B" style:family="table-column">
      <style:table-column-properties style:column-width="3.768cm" style:rel-column-width="28981*"/>
    </style:style>
    <style:style style:name="Table141.C" style:family="table-column">
      <style:table-column-properties style:column-width="2.462cm" style:rel-column-width="18943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15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1" style:family="table">
      <style:table-properties style:width="8.52cm" table:align="margins" style:may-break-between-rows="false"/>
    </style:style>
    <style:style style:name="Table191.A" style:family="table-column">
      <style:table-column-properties style:column-width="1.693cm" style:rel-column-width="13025*"/>
    </style:style>
    <style:style style:name="Table191.B" style:family="table-column">
      <style:table-column-properties style:column-width="4.71cm" style:rel-column-width="36227*"/>
    </style:style>
    <style:style style:name="Table191.C" style:family="table-column">
      <style:table-column-properties style:column-width="2.117cm" style:rel-column-width="16283*"/>
    </style:style>
    <style:style style:name="Table191.1" style:family="table-row">
      <style:table-row-properties style:min-row-height="0.803cm"/>
    </style:style>
    <style:style style:name="Table191.A1" style:family="table-cell">
      <style:table-cell-properties style:vertical-align="bottom" fo:padding="0cm" fo:border="none"/>
    </style:style>
    <style:style style:name="Table191.2" style:family="table-row">
      <style:table-row-properties style:min-row-height="1.997cm"/>
    </style:style>
    <style:style style:name="Table191.A2" style:family="table-cell">
      <style:table-cell-properties fo:padding="0cm" fo:border="none"/>
    </style:style>
    <style:style style:name="Table191.3" style:family="table-row">
      <style:table-row-properties style:min-row-height="0.609cm"/>
    </style:style>
    <style:style style:name="Table1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86" style:family="table">
      <style:table-properties style:width="8.999cm" table:align="margins" style:may-break-between-rows="false"/>
    </style:style>
    <style:style style:name="Table186.A" style:family="table-column">
      <style:table-column-properties style:column-width="1.863cm" style:rel-column-width="13568*"/>
    </style:style>
    <style:style style:name="Table186.B" style:family="table-column">
      <style:table-column-properties style:column-width="4.725cm" style:rel-column-width="34409*"/>
    </style:style>
    <style:style style:name="Table186.C" style:family="table-column">
      <style:table-column-properties style:column-width="2.411cm" style:rel-column-width="17558*"/>
    </style:style>
    <style:style style:name="Table186.1" style:family="table-row">
      <style:table-row-properties style:min-row-height="0.803cm"/>
    </style:style>
    <style:style style:name="Table186.A1" style:family="table-cell">
      <style:table-cell-properties style:vertical-align="bottom" fo:padding="0cm" fo:border="none"/>
    </style:style>
    <style:style style:name="Table186.2" style:family="table-row">
      <style:table-row-properties style:min-row-height="1.997cm"/>
    </style:style>
    <style:style style:name="Table186.A2" style:family="table-cell">
      <style:table-cell-properties fo:padding="0cm" fo:border="none"/>
    </style:style>
    <style:style style:name="Table186.3" style:family="table-row">
      <style:table-row-properties style:min-row-height="0.609cm"/>
    </style:style>
    <style:style style:name="Table18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93" style:family="table">
      <style:table-properties style:width="8.999cm" table:align="margins" style:may-break-between-rows="false"/>
    </style:style>
    <style:style style:name="Table193.A" style:family="table-column">
      <style:table-column-properties style:column-width="1.896cm" style:rel-column-width="13803*"/>
    </style:style>
    <style:style style:name="Table193.B" style:family="table-column">
      <style:table-column-properties style:column-width="4.694cm" style:rel-column-width="34178*"/>
    </style:style>
    <style:style style:name="Table193.C" style:family="table-column">
      <style:table-column-properties style:column-width="2.411cm" style:rel-column-width="17554*"/>
    </style:style>
    <style:style style:name="Table193.1" style:family="table-row">
      <style:table-row-properties style:min-row-height="0.803cm"/>
    </style:style>
    <style:style style:name="Table193.A1" style:family="table-cell">
      <style:table-cell-properties style:vertical-align="bottom" fo:padding="0cm" fo:border="none"/>
    </style:style>
    <style:style style:name="Table193.2" style:family="table-row">
      <style:table-row-properties style:min-row-height="1.997cm"/>
    </style:style>
    <style:style style:name="Table193.A2" style:family="table-cell">
      <style:table-cell-properties fo:padding="0cm" fo:border="none"/>
    </style:style>
    <style:style style:name="Table193.3" style:family="table-row">
      <style:table-row-properties style:min-row-height="0.609cm"/>
    </style:style>
    <style:style style:name="Table19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3" style:family="table">
      <style:table-properties style:width="8.999cm" table:align="margins" style:may-break-between-rows="false"/>
    </style:style>
    <style:style style:name="Table183.A" style:family="table-column">
      <style:table-column-properties style:column-width="1.863cm" style:rel-column-width="13568*"/>
    </style:style>
    <style:style style:name="Table183.B" style:family="table-column">
      <style:table-column-properties style:column-width="4.725cm" style:rel-column-width="34409*"/>
    </style:style>
    <style:style style:name="Table183.C" style:family="table-column">
      <style:table-column-properties style:column-width="2.411cm" style:rel-column-width="17558*"/>
    </style:style>
    <style:style style:name="Table183.1" style:family="table-row">
      <style:table-row-properties style:min-row-height="0.803cm"/>
    </style:style>
    <style:style style:name="Table183.A1" style:family="table-cell">
      <style:table-cell-properties style:vertical-align="bottom" fo:padding="0cm" fo:border="none"/>
    </style:style>
    <style:style style:name="Table183.2" style:family="table-row">
      <style:table-row-properties style:min-row-height="1.997cm"/>
    </style:style>
    <style:style style:name="Table183.A2" style:family="table-cell">
      <style:table-cell-properties fo:padding="0cm" fo:border="none"/>
    </style:style>
    <style:style style:name="Table183.3" style:family="table-row">
      <style:table-row-properties style:min-row-height="0.609cm"/>
    </style:style>
    <style:style style:name="Table18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4" style:family="table">
      <style:table-properties style:width="8.999cm" table:align="margins" style:may-break-between-rows="false"/>
    </style:style>
    <style:style style:name="Table184.A" style:family="table-column">
      <style:table-column-properties style:column-width="1.863cm" style:rel-column-width="13568*"/>
    </style:style>
    <style:style style:name="Table184.B" style:family="table-column">
      <style:table-column-properties style:column-width="4.725cm" style:rel-column-width="34409*"/>
    </style:style>
    <style:style style:name="Table184.C" style:family="table-column">
      <style:table-column-properties style:column-width="2.411cm" style:rel-column-width="17558*"/>
    </style:style>
    <style:style style:name="Table184.1" style:family="table-row">
      <style:table-row-properties style:min-row-height="0.803cm"/>
    </style:style>
    <style:style style:name="Table184.A1" style:family="table-cell">
      <style:table-cell-properties style:vertical-align="bottom" fo:padding="0cm" fo:border="none"/>
    </style:style>
    <style:style style:name="Table184.2" style:family="table-row">
      <style:table-row-properties style:min-row-height="1.997cm"/>
    </style:style>
    <style:style style:name="Table184.A2" style:family="table-cell">
      <style:table-cell-properties fo:padding="0cm" fo:border="none"/>
    </style:style>
    <style:style style:name="Table184.3" style:family="table-row">
      <style:table-row-properties style:min-row-height="0.609cm"/>
    </style:style>
    <style:style style:name="Table18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2" style:family="table">
      <style:table-properties style:width="8.999cm" table:align="margins" style:may-break-between-rows="false"/>
    </style:style>
    <style:style style:name="Table182.A" style:family="table-column">
      <style:table-column-properties style:column-width="1.789cm" style:rel-column-width="13024*"/>
    </style:style>
    <style:style style:name="Table182.B" style:family="table-column">
      <style:table-column-properties style:column-width="4.8cm" style:rel-column-width="34951*"/>
    </style:style>
    <style:style style:name="Table182.C" style:family="table-column">
      <style:table-column-properties style:column-width="2.411cm" style:rel-column-width="17560*"/>
    </style:style>
    <style:style style:name="Table182.1" style:family="table-row">
      <style:table-row-properties style:min-row-height="0.803cm"/>
    </style:style>
    <style:style style:name="Table182.A1" style:family="table-cell">
      <style:table-cell-properties style:vertical-align="bottom" fo:padding="0cm" fo:border="none"/>
    </style:style>
    <style:style style:name="Table182.2" style:family="table-row">
      <style:table-row-properties style:min-row-height="1.685cm"/>
    </style:style>
    <style:style style:name="Table182.A2" style:family="table-cell">
      <style:table-cell-properties fo:padding="0cm" fo:border="none"/>
    </style:style>
    <style:style style:name="Table182.3" style:family="table-row">
      <style:table-row-properties style:min-row-height="0.483cm"/>
    </style:style>
    <style:style style:name="Table1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7" style:family="table">
      <style:table-properties style:width="8.999cm" table:align="margins" style:may-break-between-rows="false"/>
    </style:style>
    <style:style style:name="Table187.A" style:family="table-column">
      <style:table-column-properties style:column-width="1.863cm" style:rel-column-width="13568*"/>
    </style:style>
    <style:style style:name="Table187.B" style:family="table-column">
      <style:table-column-properties style:column-width="4.725cm" style:rel-column-width="34409*"/>
    </style:style>
    <style:style style:name="Table187.C" style:family="table-column">
      <style:table-column-properties style:column-width="2.411cm" style:rel-column-width="17558*"/>
    </style:style>
    <style:style style:name="Table187.1" style:family="table-row">
      <style:table-row-properties style:min-row-height="0.609cm"/>
    </style:style>
    <style:style style:name="Table187.A1" style:family="table-cell">
      <style:table-cell-properties style:vertical-align="bottom" fo:padding="0cm" fo:border="none"/>
    </style:style>
    <style:style style:name="Table187.C1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5" style:family="table">
      <style:table-properties style:width="9.019cm" fo:margin-left="-0.019cm" fo:margin-right="0cm" table:align="margins" style:may-break-between-rows="false"/>
    </style:style>
    <style:style style:name="Table185.A" style:family="table-column">
      <style:table-column-properties style:column-width="1.882cm" style:rel-column-width="13676*"/>
    </style:style>
    <style:style style:name="Table185.B" style:family="table-column">
      <style:table-column-properties style:column-width="4.733cm" style:rel-column-width="34388*"/>
    </style:style>
    <style:style style:name="Table185.C" style:family="table-column">
      <style:table-column-properties style:column-width="2.404cm" style:rel-column-width="17471*"/>
    </style:style>
    <style:style style:name="Table185.1" style:family="table-row">
      <style:table-row-properties style:min-row-height="0.803cm"/>
    </style:style>
    <style:style style:name="Table185.A1" style:family="table-cell">
      <style:table-cell-properties style:vertical-align="bottom" fo:padding="0cm" fo:border="none"/>
    </style:style>
    <style:style style:name="Table185.2" style:family="table-row">
      <style:table-row-properties style:min-row-height="1.997cm"/>
    </style:style>
    <style:style style:name="Table185.A2" style:family="table-cell">
      <style:table-cell-properties fo:padding="0cm" fo:border="none"/>
    </style:style>
    <style:style style:name="Table185.3" style:family="table-row">
      <style:table-row-properties style:min-row-height="0.609cm"/>
    </style:style>
    <style:style style:name="Table18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1" style:family="table">
      <style:table-properties style:width="8.999cm" table:align="margins" style:may-break-between-rows="false"/>
    </style:style>
    <style:style style:name="Table181.A" style:family="table-column">
      <style:table-column-properties style:column-width="1.896cm" style:rel-column-width="13803*"/>
    </style:style>
    <style:style style:name="Table181.B" style:family="table-column">
      <style:table-column-properties style:column-width="4.694cm" style:rel-column-width="34178*"/>
    </style:style>
    <style:style style:name="Table181.C" style:family="table-column">
      <style:table-column-properties style:column-width="2.411cm" style:rel-column-width="17554*"/>
    </style:style>
    <style:style style:name="Table181.1" style:family="table-row">
      <style:table-row-properties style:min-row-height="0.803cm"/>
    </style:style>
    <style:style style:name="Table181.A1" style:family="table-cell">
      <style:table-cell-properties style:vertical-align="bottom" fo:padding="0cm" fo:border="none"/>
    </style:style>
    <style:style style:name="Table181.2" style:family="table-row">
      <style:table-row-properties style:min-row-height="1.997cm"/>
    </style:style>
    <style:style style:name="Table181.A2" style:family="table-cell">
      <style:table-cell-properties fo:padding="0cm" fo:border="none"/>
    </style:style>
    <style:style style:name="Table181.3" style:family="table-row">
      <style:table-row-properties style:min-row-height="0.609cm"/>
    </style:style>
    <style:style style:name="Table18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0" style:family="table">
      <style:table-properties style:width="8.611cm" table:align="right" style:may-break-between-rows="false"/>
    </style:style>
    <style:style style:name="Table190.A" style:family="table-column">
      <style:table-column-properties style:column-width="1.476cm"/>
    </style:style>
    <style:style style:name="Table190.B" style:family="table-column">
      <style:table-column-properties style:column-width="4.731cm"/>
    </style:style>
    <style:style style:name="Table190.C" style:family="table-column">
      <style:table-column-properties style:column-width="2.404cm"/>
    </style:style>
    <style:style style:name="Table190.1" style:family="table-row">
      <style:table-row-properties style:min-row-height="0.803cm"/>
    </style:style>
    <style:style style:name="Table190.A1" style:family="table-cell">
      <style:table-cell-properties style:vertical-align="bottom" fo:padding="0cm" fo:border="none"/>
    </style:style>
    <style:style style:name="Table190.2" style:family="table-row">
      <style:table-row-properties style:min-row-height="1.997cm"/>
    </style:style>
    <style:style style:name="Table190.A2" style:family="table-cell">
      <style:table-cell-properties fo:padding="0cm" fo:border="none"/>
    </style:style>
    <style:style style:name="Table190.3" style:family="table-row">
      <style:table-row-properties style:min-row-height="0.609cm"/>
    </style:style>
    <style:style style:name="Table19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94" style:family="table">
      <style:table-properties style:width="8.611cm" table:align="right" style:may-break-between-rows="false"/>
    </style:style>
    <style:style style:name="Table194.A" style:family="table-column">
      <style:table-column-properties style:column-width="1.476cm"/>
    </style:style>
    <style:style style:name="Table194.B" style:family="table-column">
      <style:table-column-properties style:column-width="4.731cm"/>
    </style:style>
    <style:style style:name="Table194.C" style:family="table-column">
      <style:table-column-properties style:column-width="2.404cm"/>
    </style:style>
    <style:style style:name="Table194.1" style:family="table-row">
      <style:table-row-properties style:min-row-height="0.803cm"/>
    </style:style>
    <style:style style:name="Table194.A1" style:family="table-cell">
      <style:table-cell-properties style:vertical-align="bottom" fo:padding="0cm" fo:border="none"/>
    </style:style>
    <style:style style:name="Table194.2" style:family="table-row">
      <style:table-row-properties style:min-row-height="1.997cm"/>
    </style:style>
    <style:style style:name="Table194.A2" style:family="table-cell">
      <style:table-cell-properties fo:padding="0cm" fo:border="none"/>
    </style:style>
    <style:style style:name="Table194.3" style:family="table-row">
      <style:table-row-properties style:min-row-height="0.609cm"/>
    </style:style>
    <style:style style:name="Table19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9" style:family="table">
      <style:table-properties style:width="8.999cm" table:align="margins" style:may-break-between-rows="false"/>
    </style:style>
    <style:style style:name="Table189.A" style:family="table-column">
      <style:table-column-properties style:column-width="1.863cm" style:rel-column-width="13568*"/>
    </style:style>
    <style:style style:name="Table189.B" style:family="table-column">
      <style:table-column-properties style:column-width="4.725cm" style:rel-column-width="34409*"/>
    </style:style>
    <style:style style:name="Table189.C" style:family="table-column">
      <style:table-column-properties style:column-width="2.411cm" style:rel-column-width="17558*"/>
    </style:style>
    <style:style style:name="Table189.1" style:family="table-row">
      <style:table-row-properties style:min-row-height="0.803cm"/>
    </style:style>
    <style:style style:name="Table189.A1" style:family="table-cell">
      <style:table-cell-properties style:vertical-align="bottom" fo:padding="0cm" fo:border="none"/>
    </style:style>
    <style:style style:name="Table189.2" style:family="table-row">
      <style:table-row-properties style:min-row-height="1.997cm"/>
    </style:style>
    <style:style style:name="Table189.A2" style:family="table-cell">
      <style:table-cell-properties fo:padding="0cm" fo:border="none"/>
    </style:style>
    <style:style style:name="Table189.3" style:family="table-row">
      <style:table-row-properties style:min-row-height="0.609cm"/>
    </style:style>
    <style:style style:name="Table18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8" style:family="table">
      <style:table-properties style:width="8.999cm" table:align="margins" style:may-break-between-rows="false"/>
    </style:style>
    <style:style style:name="Table188.A" style:family="table-column">
      <style:table-column-properties style:column-width="1.863cm" style:rel-column-width="13568*"/>
    </style:style>
    <style:style style:name="Table188.B" style:family="table-column">
      <style:table-column-properties style:column-width="4.725cm" style:rel-column-width="34409*"/>
    </style:style>
    <style:style style:name="Table188.C" style:family="table-column">
      <style:table-column-properties style:column-width="2.411cm" style:rel-column-width="17558*"/>
    </style:style>
    <style:style style:name="Table188.1" style:family="table-row">
      <style:table-row-properties style:min-row-height="0.803cm"/>
    </style:style>
    <style:style style:name="Table188.A1" style:family="table-cell">
      <style:table-cell-properties style:vertical-align="bottom" fo:padding="0cm" fo:border="none"/>
    </style:style>
    <style:style style:name="Table188.2" style:family="table-row">
      <style:table-row-properties style:min-row-height="1.997cm"/>
    </style:style>
    <style:style style:name="Table188.A2" style:family="table-cell">
      <style:table-cell-properties fo:padding="0cm" fo:border="none"/>
    </style:style>
    <style:style style:name="Table188.3" style:family="table-row">
      <style:table-row-properties style:min-row-height="0.609cm"/>
    </style:style>
    <style:style style:name="Table1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97" style:family="table">
      <style:table-properties style:width="8.738cm" table:align="right" style:may-break-between-rows="false"/>
    </style:style>
    <style:style style:name="Table197.A" style:family="table-column">
      <style:table-column-properties style:column-width="1.526cm"/>
    </style:style>
    <style:style style:name="Table197.B" style:family="table-column">
      <style:table-column-properties style:column-width="4.808cm"/>
    </style:style>
    <style:style style:name="Table197.C" style:family="table-column">
      <style:table-column-properties style:column-width="2.404cm"/>
    </style:style>
    <style:style style:name="Table197.1" style:family="table-row">
      <style:table-row-properties style:min-row-height="0.803cm"/>
    </style:style>
    <style:style style:name="Table197.A1" style:family="table-cell">
      <style:table-cell-properties style:vertical-align="bottom" fo:padding="0cm" fo:border="none"/>
    </style:style>
    <style:style style:name="Table197.2" style:family="table-row">
      <style:table-row-properties style:min-row-height="1.997cm"/>
    </style:style>
    <style:style style:name="Table197.A2" style:family="table-cell">
      <style:table-cell-properties fo:padding="0cm" fo:border="none"/>
    </style:style>
    <style:style style:name="Table197.3" style:family="table-row">
      <style:table-row-properties style:min-row-height="0.609cm"/>
    </style:style>
    <style:style style:name="Table1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96" style:family="table">
      <style:table-properties style:width="8.56cm" table:align="right" style:may-break-between-rows="false"/>
    </style:style>
    <style:style style:name="Table196.A" style:family="table-column">
      <style:table-column-properties style:column-width="1.348cm"/>
    </style:style>
    <style:style style:name="Table196.B" style:family="table-column">
      <style:table-column-properties style:column-width="4.808cm"/>
    </style:style>
    <style:style style:name="Table196.C" style:family="table-column">
      <style:table-column-properties style:column-width="2.404cm"/>
    </style:style>
    <style:style style:name="Table196.1" style:family="table-row">
      <style:table-row-properties style:min-row-height="0.803cm"/>
    </style:style>
    <style:style style:name="Table196.A1" style:family="table-cell">
      <style:table-cell-properties style:vertical-align="bottom" fo:padding="0cm" fo:border="none"/>
    </style:style>
    <style:style style:name="Table196.2" style:family="table-row">
      <style:table-row-properties style:min-row-height="1.997cm"/>
    </style:style>
    <style:style style:name="Table196.A2" style:family="table-cell">
      <style:table-cell-properties fo:padding="0cm" fo:border="none"/>
    </style:style>
    <style:style style:name="Table196.3" style:family="table-row">
      <style:table-row-properties style:min-row-height="0.609cm"/>
    </style:style>
    <style:style style:name="Table1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95" style:family="table">
      <style:table-properties style:width="8.535cm" table:align="right" style:may-break-between-rows="false"/>
    </style:style>
    <style:style style:name="Table195.A" style:family="table-column">
      <style:table-column-properties style:column-width="1.323cm"/>
    </style:style>
    <style:style style:name="Table195.B" style:family="table-column">
      <style:table-column-properties style:column-width="4.808cm"/>
    </style:style>
    <style:style style:name="Table195.C" style:family="table-column">
      <style:table-column-properties style:column-width="2.404cm"/>
    </style:style>
    <style:style style:name="Table195.1" style:family="table-row">
      <style:table-row-properties style:min-row-height="0.803cm"/>
    </style:style>
    <style:style style:name="Table195.A1" style:family="table-cell">
      <style:table-cell-properties style:vertical-align="bottom" fo:padding="0cm" fo:border="none"/>
    </style:style>
    <style:style style:name="Table195.2" style:family="table-row">
      <style:table-row-properties style:min-row-height="1.997cm"/>
    </style:style>
    <style:style style:name="Table195.A2" style:family="table-cell">
      <style:table-cell-properties fo:padding="0cm" fo:border="none"/>
    </style:style>
    <style:style style:name="Table195.3" style:family="table-row">
      <style:table-row-properties style:min-row-height="0.609cm"/>
    </style:style>
    <style:style style:name="Table1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02" style:family="table">
      <style:table-properties style:width="8.535cm" table:align="right" style:may-break-between-rows="false"/>
    </style:style>
    <style:style style:name="Table202.A" style:family="table-column">
      <style:table-column-properties style:column-width="1.323cm"/>
    </style:style>
    <style:style style:name="Table202.B" style:family="table-column">
      <style:table-column-properties style:column-width="4.808cm"/>
    </style:style>
    <style:style style:name="Table202.C" style:family="table-column">
      <style:table-column-properties style:column-width="2.404cm"/>
    </style:style>
    <style:style style:name="Table202.1" style:family="table-row">
      <style:table-row-properties style:min-row-height="0.803cm"/>
    </style:style>
    <style:style style:name="Table202.A1" style:family="table-cell">
      <style:table-cell-properties style:vertical-align="bottom" fo:padding="0cm" fo:border="none"/>
    </style:style>
    <style:style style:name="Table202.2" style:family="table-row">
      <style:table-row-properties style:min-row-height="1.997cm"/>
    </style:style>
    <style:style style:name="Table202.A2" style:family="table-cell">
      <style:table-cell-properties fo:padding="0cm" fo:border="none"/>
    </style:style>
    <style:style style:name="Table202.3" style:family="table-row">
      <style:table-row-properties style:min-row-height="0.609cm"/>
    </style:style>
    <style:style style:name="Table2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8" style:family="table">
      <style:table-properties style:width="8.535cm" table:align="right" style:may-break-between-rows="false"/>
    </style:style>
    <style:style style:name="Table198.A" style:family="table-column">
      <style:table-column-properties style:column-width="1.323cm"/>
    </style:style>
    <style:style style:name="Table198.B" style:family="table-column">
      <style:table-column-properties style:column-width="4.808cm"/>
    </style:style>
    <style:style style:name="Table198.C" style:family="table-column">
      <style:table-column-properties style:column-width="2.404cm"/>
    </style:style>
    <style:style style:name="Table198.1" style:family="table-row">
      <style:table-row-properties style:min-row-height="0.803cm"/>
    </style:style>
    <style:style style:name="Table198.A1" style:family="table-cell">
      <style:table-cell-properties style:vertical-align="bottom" fo:padding="0cm" fo:border="none"/>
    </style:style>
    <style:style style:name="Table198.2" style:family="table-row">
      <style:table-row-properties style:min-row-height="1.997cm"/>
    </style:style>
    <style:style style:name="Table198.A2" style:family="table-cell">
      <style:table-cell-properties fo:padding="0cm" fo:border="none"/>
    </style:style>
    <style:style style:name="Table198.3" style:family="table-row">
      <style:table-row-properties style:min-row-height="0.609cm"/>
    </style:style>
    <style:style style:name="Table19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00" style:family="table">
      <style:table-properties style:width="8.535cm" table:align="right" style:may-break-between-rows="false"/>
    </style:style>
    <style:style style:name="Table200.A" style:family="table-column">
      <style:table-column-properties style:column-width="1.374cm"/>
    </style:style>
    <style:style style:name="Table200.B" style:family="table-column">
      <style:table-column-properties style:column-width="4.757cm"/>
    </style:style>
    <style:style style:name="Table200.C" style:family="table-column">
      <style:table-column-properties style:column-width="2.404cm"/>
    </style:style>
    <style:style style:name="Table200.1" style:family="table-row">
      <style:table-row-properties style:min-row-height="0.803cm"/>
    </style:style>
    <style:style style:name="Table200.A1" style:family="table-cell">
      <style:table-cell-properties style:vertical-align="bottom" fo:padding="0cm" fo:border="none"/>
    </style:style>
    <style:style style:name="Table200.2" style:family="table-row">
      <style:table-row-properties style:min-row-height="1.997cm"/>
    </style:style>
    <style:style style:name="Table200.A2" style:family="table-cell">
      <style:table-cell-properties fo:padding="0cm" fo:border="none"/>
    </style:style>
    <style:style style:name="Table200.3" style:family="table-row">
      <style:table-row-properties style:min-row-height="0.609cm"/>
    </style:style>
    <style:style style:name="Table20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01" style:family="table">
      <style:table-properties style:width="8.999cm" table:align="margins" style:may-break-between-rows="false"/>
    </style:style>
    <style:style style:name="Table201.A" style:family="table-column">
      <style:table-column-properties style:column-width="1.826cm" style:rel-column-width="13296*"/>
    </style:style>
    <style:style style:name="Table201.B" style:family="table-column">
      <style:table-column-properties style:column-width="4.763cm" style:rel-column-width="34680*"/>
    </style:style>
    <style:style style:name="Table201.C" style:family="table-column">
      <style:table-column-properties style:column-width="2.411cm" style:rel-column-width="17559*"/>
    </style:style>
    <style:style style:name="Table201.1" style:family="table-row">
      <style:table-row-properties style:min-row-height="0.803cm"/>
    </style:style>
    <style:style style:name="Table201.A1" style:family="table-cell">
      <style:table-cell-properties style:vertical-align="bottom" fo:padding="0cm" fo:border="none"/>
    </style:style>
    <style:style style:name="Table201.2" style:family="table-row">
      <style:table-row-properties style:min-row-height="1.997cm"/>
    </style:style>
    <style:style style:name="Table201.A2" style:family="table-cell">
      <style:table-cell-properties fo:padding="0cm" fo:border="none"/>
    </style:style>
    <style:style style:name="Table201.3" style:family="table-row">
      <style:table-row-properties style:min-row-height="0.609cm"/>
    </style:style>
    <style:style style:name="Table20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99" style:family="table">
      <style:table-properties style:width="8.535cm" table:align="right" style:may-break-between-rows="false"/>
    </style:style>
    <style:style style:name="Table199.A" style:family="table-column">
      <style:table-column-properties style:column-width="1.323cm"/>
    </style:style>
    <style:style style:name="Table199.B" style:family="table-column">
      <style:table-column-properties style:column-width="4.808cm"/>
    </style:style>
    <style:style style:name="Table199.C" style:family="table-column">
      <style:table-column-properties style:column-width="2.404cm"/>
    </style:style>
    <style:style style:name="Table199.1" style:family="table-row">
      <style:table-row-properties style:min-row-height="0.803cm"/>
    </style:style>
    <style:style style:name="Table199.A1" style:family="table-cell">
      <style:table-cell-properties style:vertical-align="bottom" fo:padding="0cm" fo:border="none"/>
    </style:style>
    <style:style style:name="Table199.2" style:family="table-row">
      <style:table-row-properties style:min-row-height="1.997cm"/>
    </style:style>
    <style:style style:name="Table199.A2" style:family="table-cell">
      <style:table-cell-properties fo:padding="0cm" fo:border="none"/>
    </style:style>
    <style:style style:name="Table199.3" style:family="table-row">
      <style:table-row-properties style:min-row-height="0.609cm"/>
    </style:style>
    <style:style style:name="Table19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0" style:family="table">
      <style:table-properties style:width="8.999cm" table:align="margins" style:may-break-between-rows="false"/>
    </style:style>
    <style:style style:name="Table180.A" style:family="table-column">
      <style:table-column-properties style:column-width="1.789cm" style:rel-column-width="13025*"/>
    </style:style>
    <style:style style:name="Table180.B" style:family="table-column">
      <style:table-column-properties style:column-width="4.8cm" style:rel-column-width="34952*"/>
    </style:style>
    <style:style style:name="Table180.C" style:family="table-column">
      <style:table-column-properties style:column-width="2.411cm" style:rel-column-width="17558*"/>
    </style:style>
    <style:style style:name="Table180.1" style:family="table-row">
      <style:table-row-properties style:min-row-height="0.803cm"/>
    </style:style>
    <style:style style:name="Table180.A1" style:family="table-cell">
      <style:table-cell-properties style:vertical-align="bottom" fo:padding="0cm" fo:border="none"/>
    </style:style>
    <style:style style:name="Table180.2" style:family="table-row">
      <style:table-row-properties style:min-row-height="1.997cm"/>
    </style:style>
    <style:style style:name="Table180.A2" style:family="table-cell">
      <style:table-cell-properties fo:padding="0cm" fo:border="none"/>
    </style:style>
    <style:style style:name="Table180.3" style:family="table-row">
      <style:table-row-properties style:min-row-height="0.609cm"/>
    </style:style>
    <style:style style:name="Table1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9" style:family="table">
      <style:table-properties style:width="8.999cm" table:align="margins" style:may-break-between-rows="false"/>
    </style:style>
    <style:style style:name="Table179.A" style:family="table-column">
      <style:table-column-properties style:column-width="1.789cm" style:rel-column-width="13025*"/>
    </style:style>
    <style:style style:name="Table179.B" style:family="table-column">
      <style:table-column-properties style:column-width="4.8cm" style:rel-column-width="34952*"/>
    </style:style>
    <style:style style:name="Table179.C" style:family="table-column">
      <style:table-column-properties style:column-width="2.411cm" style:rel-column-width="17558*"/>
    </style:style>
    <style:style style:name="Table179.1" style:family="table-row">
      <style:table-row-properties style:min-row-height="0.803cm"/>
    </style:style>
    <style:style style:name="Table179.A1" style:family="table-cell">
      <style:table-cell-properties style:vertical-align="bottom" fo:padding="0cm" fo:border="none"/>
    </style:style>
    <style:style style:name="Table179.2" style:family="table-row">
      <style:table-row-properties style:min-row-height="1.997cm"/>
    </style:style>
    <style:style style:name="Table179.A2" style:family="table-cell">
      <style:table-cell-properties fo:padding="0cm" fo:border="none"/>
    </style:style>
    <style:style style:name="Table179.3" style:family="table-row">
      <style:table-row-properties style:min-row-height="0.609cm"/>
    </style:style>
    <style:style style:name="Table1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2" style:family="table">
      <style:table-properties style:width="8.999cm" table:align="margins" style:may-break-between-rows="false"/>
    </style:style>
    <style:style style:name="Table192.A" style:family="table-column">
      <style:table-column-properties style:column-width="1.789cm" style:rel-column-width="13025*"/>
    </style:style>
    <style:style style:name="Table192.B" style:family="table-column">
      <style:table-column-properties style:column-width="4.8cm" style:rel-column-width="34952*"/>
    </style:style>
    <style:style style:name="Table192.C" style:family="table-column">
      <style:table-column-properties style:column-width="2.411cm" style:rel-column-width="17558*"/>
    </style:style>
    <style:style style:name="Table192.1" style:family="table-row">
      <style:table-row-properties style:min-row-height="0.803cm"/>
    </style:style>
    <style:style style:name="Table192.A1" style:family="table-cell">
      <style:table-cell-properties style:vertical-align="bottom" fo:padding="0cm" fo:border="none"/>
    </style:style>
    <style:style style:name="Table192.2" style:family="table-row">
      <style:table-row-properties style:min-row-height="1.838cm"/>
    </style:style>
    <style:style style:name="Table192.A2" style:family="table-cell">
      <style:table-cell-properties fo:padding="0cm" fo:border="none"/>
    </style:style>
    <style:style style:name="Table192.3" style:family="table-row">
      <style:table-row-properties style:min-row-height="0.534cm"/>
    </style:style>
    <style:style style:name="Table19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03" style:family="table">
      <style:table-properties style:width="8.52cm" table:align="margins" style:may-break-between-rows="false"/>
    </style:style>
    <style:style style:name="Table203.A" style:family="table-column">
      <style:table-column-properties style:column-width="1.794cm" style:rel-column-width="13803*"/>
    </style:style>
    <style:style style:name="Table203.B" style:family="table-column">
      <style:table-column-properties style:column-width="4.443cm" style:rel-column-width="34178*"/>
    </style:style>
    <style:style style:name="Table203.C" style:family="table-column">
      <style:table-column-properties style:column-width="2.282cm" style:rel-column-width="17554*"/>
    </style:style>
    <style:style style:name="Table203.1" style:family="table-row">
      <style:table-row-properties style:min-row-height="0.803cm"/>
    </style:style>
    <style:style style:name="Table203.A1" style:family="table-cell">
      <style:table-cell-properties style:vertical-align="bottom" fo:padding="0cm" fo:border="none"/>
    </style:style>
    <style:style style:name="Table203.2" style:family="table-row">
      <style:table-row-properties style:min-row-height="1.563cm"/>
    </style:style>
    <style:style style:name="Table203.A2" style:family="table-cell">
      <style:table-cell-properties fo:padding="0cm" fo:border="none"/>
    </style:style>
    <style:style style:name="Table203.3" style:family="table-row">
      <style:table-row-properties style:min-row-height="0.926cm"/>
    </style:style>
    <style:style style:name="Table20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margin-top="0cm" fo:margin-bottom="0cm"/>
      <style:text-properties style:font-name="Verdana1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8" style:family="paragraph" style:parent-style-name="Frame_20_contents">
      <style:paragraph-properties fo:margin-top="0cm" fo:margin-bottom="0cm" fo:text-align="center" style:justify-single-word="false">
        <style:tab-stops>
          <style:tab-stop style:position="6.844cm"/>
        </style:tab-stops>
      </style:paragraph-properties>
      <style:text-properties style:font-name="Verdana1" fo:font-size="10pt" style:font-size-asian="10pt" style:font-size-complex="10pt"/>
    </style:style>
    <style:style style:name="P9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0" style:family="paragraph" style:parent-style-name="Frame_20_contents">
      <style:paragraph-properties fo:margin-top="0cm" fo:margin-bottom="0cm" fo:text-align="start" style:justify-single-word="false"/>
      <style:text-properties style:font-name="Verdana1" fo:font-size="7pt" style:font-size-asian="7pt" style:font-size-complex="7pt"/>
    </style:style>
    <style:style style:name="P11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weight="normal" style:font-size-asian="7pt" style:font-weight-asian="normal" style:font-size-complex="7pt" style:font-weight-complex="normal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style="italic" style:font-size-asian="7pt" style:font-style-asian="italic" style:font-size-complex="7pt" style:font-style-complex="italic"/>
    </style:style>
    <style:style style:name="P13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14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6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7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18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9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2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21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2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fo:font-weight="bold" style:font-size-asian="16pt" style:font-weight-asian="bold" style:font-size-complex="16pt" style:font-weight-complex="bold"/>
    </style:style>
    <style:style style:name="P23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24" style:family="paragraph" style:parent-style-name="Frame_20_contents">
      <style:paragraph-properties fo:margin-top="0cm" fo:margin-bottom="0cm" fo:text-align="center" style:justify-single-word="false"/>
      <style:text-properties style:font-name="Verdana1" fo:font-size="11pt" style:font-size-asian="11pt" style:font-size-complex="11pt"/>
    </style:style>
    <style:style style:name="P25" style:family="paragraph" style:parent-style-name="Frame_20_contents">
      <style:paragraph-properties fo:margin-top="0cm" fo:margin-bottom="0cm" fo:text-align="center" style:justify-single-word="false"/>
    </style:style>
    <style:style style:name="P26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9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30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31" style:family="paragraph" style:parent-style-name="Standard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32" style:family="paragraph" style:parent-style-name="Standard">
      <style:paragraph-properties fo:margin-top="0cm" fo:margin-bottom="0cm"/>
      <style:text-properties style:font-name="Verdana1" fo:font-size="16pt" style:font-size-asian="16pt" style:font-size-complex="16pt"/>
    </style:style>
    <style:style style:name="P33" style:family="paragraph" style:parent-style-name="Standard">
      <style:paragraph-properties fo:margin-top="0cm" fo:margin-bottom="0cm" fo:text-align="end" style:justify-single-word="false"/>
      <style:text-properties style:font-name="Verdana1" fo:font-size="16pt" fo:font-style="normal" style:font-size-asian="16pt" style:font-style-asian="normal" style:font-size-complex="16pt" style:font-style-complex="normal"/>
    </style:style>
    <style:style style:name="P34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35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7" style:family="paragraph" style:parent-style-name="Standard">
      <style:paragraph-properties fo:text-align="start" style:justify-single-word="false"/>
    </style:style>
    <style:style style:name="P38" style:family="paragraph" style:parent-style-name="Standard">
      <style:text-properties style:text-underline-style="none"/>
    </style:style>
    <style:style style:name="P39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40" style:family="paragraph" style:parent-style-name="Standard">
      <style:text-properties fo:font-style="normal" style:font-style-asian="normal" style:font-style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4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5" style:family="paragraph" style:parent-style-name="Standard">
      <style:text-properties fo:font-size="48pt" style:font-size-asian="48pt" style:font-size-complex="48pt"/>
    </style:style>
    <style:style style:name="P46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47" style:family="paragraph" style:parent-style-name="Standard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48" style:family="paragraph" style:parent-style-name="Standard">
      <style:text-properties fo:font-size="54pt" style:font-size-asian="54pt" style:font-size-complex="54pt"/>
    </style:style>
    <style:style style:name="P49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50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51" style:family="paragraph" style:parent-style-name="Text_20_body">
      <style:paragraph-properties fo:text-align="start" style:justify-single-word="false"/>
      <style:text-properties fo:font-size="13pt" style:font-size-asian="13pt" style:font-size-complex="13pt"/>
    </style:style>
    <style:style style:name="P52" style:family="paragraph" style:parent-style-name="Standard" style:master-page-name="Standard">
      <style:paragraph-properties fo:text-align="start" style:justify-single-word="false" style:page-number="auto"/>
      <style:text-properties style:font-name="Trebuchet MS" fo:font-size="18pt" fo:font-style="normal" style:font-size-asian="18pt" style:font-style-asian="normal" style:font-size-complex="18pt" style:font-style-complex="normal"/>
    </style:style>
    <style:style style:name="P53" style:family="paragraph" style:parent-style-name="Standard" style:master-page-name="Standard">
      <style:paragraph-properties fo:text-align="start" style:justify-single-word="false" style:page-number="auto"/>
      <style:text-properties fo:font-size="8pt" fo:font-style="normal" style:font-size-asian="8pt" style:font-style-asian="normal" style:font-size-complex="8pt" style:font-style-complex="normal"/>
    </style:style>
    <style:style style:name="P54" style:family="paragraph" style:parent-style-name="Standard" style:master-page-name="Standard">
      <style:paragraph-properties fo:text-align="start" style:justify-single-word="false" style:page-number="auto"/>
      <style:text-properties fo:font-size="12pt" fo:font-style="italic" style:font-size-asian="12pt" style:font-style-asian="italic" style:font-size-complex="12pt" style:font-style-complex="italic"/>
    </style:style>
    <style:style style:name="P55" style:family="paragraph" style:parent-style-name="Standard" style:master-page-name="Standard">
      <style:paragraph-properties style:page-number="1"/>
    </style:style>
    <style:style style:name="P56" style:family="paragraph" style:parent-style-name="Standard" style:master-page-name="Standard">
      <style:paragraph-properties fo:text-align="start" style:justify-single-word="false" style:page-number="1"/>
    </style:style>
    <style:style style:name="P57" style:family="paragraph" style:parent-style-name="Standard">
      <style:text-properties fo:font-size="54pt" style:font-size-asian="54pt" style:font-size-complex="54pt"/>
    </style:style>
    <style:style style:name="P58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59" style:family="paragraph" style:parent-style-name="Frame_20_contents">
      <style:text-properties style:font-name="Verdana1"/>
    </style:style>
    <style:style style:name="P60" style:family="paragraph" style:parent-style-name="Frame_20_contents" style:list-style-name="L1">
      <style:paragraph-properties fo:margin-top="0cm" fo:margin-bottom="0cm" fo:text-align="center" style:justify-single-word="false"/>
      <style:text-properties fo:font-size="20pt" style:font-size-asian="20pt" style:font-size-complex="20pt"/>
    </style:style>
    <style:style style:name="P61" style:family="paragraph" style:parent-style-name="Frame_20_contents">
      <style:paragraph-properties fo:margin-top="0cm" fo:margin-bottom="0cm"/>
      <style:text-properties style:font-name="Verdana1"/>
    </style:style>
    <style:style style:name="P62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63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6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5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66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6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5pt" style:font-size-asian="15pt" style:font-size-complex="15pt"/>
    </style:style>
    <style:style style:name="P68" style:family="paragraph" style:parent-style-name="Frame_20_contents" style:master-page-name="Standard">
      <style:paragraph-properties fo:margin-top="0cm" fo:margin-bottom="0cm" fo:text-align="center" style:justify-single-word="false" style:page-number="1"/>
      <style:text-properties style:font-name="Verdana1"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style:font-name="Verdana1" fo:font-weight="normal" style:font-weight-asian="normal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style:font-name="Times New Roman" fo:font-size="18pt" style:font-size-asian="18pt" style:font-size-complex="18pt"/>
    </style:style>
    <style:style style:name="T22" style:family="text">
      <style:text-properties style:font-name="Verdana2" style:font-name-asian="Verdana2" style:font-name-complex="Verdana2"/>
    </style:style>
    <style:style style:name="T23" style:family="text">
      <style:text-properties style:font-name="Trebuchet MS" fo:font-size="18pt" style:font-size-asian="18pt" style:font-size-complex="18pt"/>
    </style:style>
    <style:style style:name="T24" style:family="text">
      <style:text-properties style:font-name="Trebuchet MS" fo:font-size="16pt" style:font-size-asian="16pt" style:font-size-complex="16pt"/>
    </style:style>
    <style:style style:name="T25" style:family="text">
      <style:text-properties style:font-name="Trebuchet MS" fo:font-size="15pt" style:font-size-asian="15pt" style:font-size-complex="15pt"/>
    </style:style>
    <style:style style:name="T26" style:family="text">
      <style:text-properties style:font-name="Trebuchet MS" fo:font-size="14pt" style:font-size-asian="14pt" style:font-size-complex="14pt"/>
    </style:style>
    <style:style style:name="T27" style:family="text">
      <style:text-properties style:font-name="Trebuchet MS" fo:font-size="12pt" style:font-size-asian="12pt" style:font-size-complex="12pt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 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6"><text:s text:c="3"/></text:p>
                <text:p text:style-name="P15">Updated from Speerville price list, Fery 19th, 2009 </text:p>
                <text:p text:style-name="P9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3">g</text:p>
              </table:table-cell>
              <table:table-cell table:style-name="Table1.A1" office:value-type="string">
                <text:p text:style-name="P26">(members ) </text:p>
                <text:p text:style-name="P27">http://thegrainery.ca</text:p>
              </table:table-cell>
              <table:table-cell table:style-name="Table1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4">Http://thegrainery.ca/preorders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24">Grainery Food Co-op</text:p>
                <text:p text:style-name="P20">Organic Macadamia Nuts<text:line-break/><text:span text:style-name="T2"> </text:span></text:p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3">200g</text:p>
              </table:table-cell>
              <table:table-cell table:style-name="Table2.A1" office:value-type="string">
                <text:p text:style-name="P27"/>
              </table:table-cell>
              <table:table-cell table:style-name="Table2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6"><text:s text:c="3"/></text:p>
                <text:p text:style-name="P15">White Pea Beans</text:p>
                <text:p text:style-name="P9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3">454g</text:p>
              </table:table-cell>
              <table:table-cell table:style-name="Table3.A1" office:value-type="string">
                <text:p text:style-name="P29">http://thegrainery.ca</text:p>
              </table:table-cell>
              <table:table-cell table:style-name="Table3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6">Prana Biovegetaliens <text:s text:c="2"/></text:p>
                <text:p text:style-name="P15">Organic Cranberries <text:line-break/>sweetened with apple juice </text:p>
                <text:p text:style-name="P9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3">150g</text:p>
              </table:table-cell>
              <table:table-cell table:style-name="Table4.A1" office:value-type="string">
                <text:p text:style-name="P26"/>
                <text:p text:style-name="P27">http://thegrainery.ca</text:p>
              </table:table-cell>
              <table:table-cell table:style-name="Table4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6"><text:s/>Imported Organic </text:p>
                <text:p text:style-name="P15">Adzuki Beans </text:p>
                <text:p text:style-name="P9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3">454g</text:p>
              </table:table-cell>
              <table:table-cell table:style-name="Table5.A1" office:value-type="string">
                <text:p text:style-name="P26"/>
                <text:p text:style-name="P27">http://thegrainery.ca</text:p>
              </table:table-cell>
              <table:table-cell table:style-name="Table5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6"><text:s/>Locally grown! Organic </text:p>
                <text:p text:style-name="P15">Black Turtle Beans </text:p>
                <text:p text:style-name="P9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3">454g</text:p>
              </table:table-cell>
              <table:table-cell table:style-name="Table6.A1" office:value-type="string">
                <text:p text:style-name="P26"><text:s/></text:p>
                <text:p text:style-name="P27">http://thegrainery.ca</text:p>
              </table:table-cell>
              <table:table-cell table:style-name="Table6.C3" office:value-type="string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6"><text:s/>Imported Organic </text:p>
                <text:p text:style-name="P15">Chick Peas </text:p>
                <text:p text:style-name="P9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3">454g</text:p>
              </table:table-cell>
              <table:table-cell table:style-name="Table7.A1" office:value-type="string">
                <text:p text:style-name="P26"/>
                <text:p text:style-name="P27">http://thegrainery.ca</text:p>
              </table:table-cell>
              <table:table-cell table:style-name="Table7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6"><text:s/></text:p>
                <text:p text:style-name="P6"><text:span text:style-name="T18">Imported Organic<text:line-break/></text:span><text:span text:style-name="T20">Sunflower Seeds</text:span></text:p>
                <text:p text:style-name="P11"/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3">300g</text:p>
              </table:table-cell>
              <table:table-cell table:style-name="Table8.A1" office:value-type="string">
                <text:p text:style-name="P26"><text:s/></text:p>
                <text:p text:style-name="P27">http://thegrainery.ca</text:p>
              </table:table-cell>
              <table:table-cell table:style-name="Table8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6"><text:s/>Imported Organic </text:p>
                <text:p text:style-name="P15">Green Split Peas </text:p>
                <text:p text:style-name="P9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3">454g</text:p>
              </table:table-cell>
              <table:table-cell table:style-name="Table9.A1" office:value-type="string">
                <text:p text:style-name="P26">(members $2.15) </text:p>
                <text:p text:style-name="P27">http://thegrainery.ca</text:p>
              </table:table-cell>
              <table:table-cell table:style-name="Table9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6"><text:s/>Imported </text:p>
                <text:p text:style-name="P6">Supplier: Prana Biovegetalien,<text:line-break/><text:span text:style-name="T19">Organic Pecans </text:span></text:p>
                <text:p text:style-name="P9"/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3">200g</text:p>
              </table:table-cell>
              <table:table-cell table:style-name="Table10.A1" office:value-type="string">
                <text:p text:style-name="P26"><text:s/></text:p>
                <text:p text:style-name="P27">http://thegrainery.ca</text:p>
              </table:table-cell>
              <table:table-cell table:style-name="Table10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6"><text:s/>Imported Organic </text:p>
                <text:p text:style-name="P15">Pinto Beans </text:p>
                <text:p text:style-name="P9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3">454g</text:p>
              </table:table-cell>
              <table:table-cell table:style-name="Table11.A1" office:value-type="string">
                <text:p text:style-name="P26"><text:s/></text:p>
                <text:p text:style-name="P27">http://thegrainery.ca</text:p>
              </table:table-cell>
              <table:table-cell table:style-name="Table11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4">2385 Agricola St., Halifax, Nova Scotia <text:s text:c="11"/></text:p>
                <text:p text:style-name="P4"><text:s text:c="21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6"><text:s/>Imported Organic </text:p>
                <text:p text:style-name="P15">Red Kidney Beans </text:p>
                <text:p text:style-name="P9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3">454g</text:p>
              </table:table-cell>
              <table:table-cell table:style-name="Table12.A1" office:value-type="string">
                <text:p text:style-name="P26"><text:s/></text:p>
                <text:p text:style-name="P27">http://thegrainery.ca</text:p>
              </table:table-cell>
              <table:table-cell table:style-name="Table12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6"><text:s/>Imported Organic </text:p>
                <text:p text:style-name="P15">Green Lentils </text:p>
                <text:p text:style-name="P9">Used as an East Indian Puree(dal), dissolves in soup.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3">454g</text:p>
              </table:table-cell>
              <table:table-cell table:style-name="Table13.A1" office:value-type="string">
                <text:p text:style-name="P26"/>
                <text:p text:style-name="P27">http://thegrainery.ca</text:p>
              </table:table-cell>
              <table:table-cell table:style-name="Table13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6"><text:s/>Imported Organic </text:p>
                <text:p text:style-name="P15">Soy Beans </text:p>
                <text:p text:style-name="P9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3">454g</text:p>
              </table:table-cell>
              <table:table-cell table:style-name="Table14.A1" office:value-type="string">
                <text:p text:style-name="P26"/>
                <text:p text:style-name="P27">http://thegrainery.ca</text:p>
              </table:table-cell>
              <table:table-cell table:style-name="Table1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6"><text:s/>Imported Organic </text:p>
                <text:p text:style-name="P15">Yellow Split Peas </text:p>
                <text:p text:style-name="P9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3">454g</text:p>
              </table:table-cell>
              <table:table-cell table:style-name="Table15.A1" office:value-type="string">
                <text:p text:style-name="P26"/>
                <text:p text:style-name="P27">http://thegrainery.ca</text:p>
              </table:table-cell>
              <table:table-cell table:style-name="Table15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6"><text:s/>Locally grown! Conventional </text:p>
                <text:p text:style-name="P15">Jacob's Cattle Beans </text:p>
                <text:p text:style-name="P9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3">454g</text:p>
              </table:table-cell>
              <table:table-cell table:style-name="Table16.A1" office:value-type="string">
                <text:p text:style-name="P26"/>
                <text:p text:style-name="P27">http://thegrainery.ca</text:p>
              </table:table-cell>
              <table:table-cell table:style-name="Table16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6"><text:s/>Locally grown!</text:p>
                <text:p text:style-name="P15">Yellow Eyed Beans </text:p>
                <text:p text:style-name="P9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3"><text:s text:c="3"/>454g</text:p>
              </table:table-cell>
              <table:table-cell table:style-name="Table17.A1" office:value-type="string">
                <text:p text:style-name="P26"><text:s/></text:p>
                <text:p text:style-name="P27">http://thegrainery.ca</text:p>
              </table:table-cell>
              <table:table-cell table:style-name="Table17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6"><text:s/>Locally grown! Conventional </text:p>
                <text:p text:style-name="P15">White Pea Beans </text:p>
                <text:p text:style-name="P9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3">454g</text:p>
              </table:table-cell>
              <table:table-cell table:style-name="Table18.A1" office:value-type="string">
                <text:p text:style-name="P26"/>
                <text:p text:style-name="P27">http://thegrainery.ca</text:p>
              </table:table-cell>
              <table:table-cell table:style-name="Table1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6"><text:s text:c="3"/></text:p>
                <text:p text:style-name="P15">Organic Mung Beans</text:p>
                <text:p text:style-name="P2">Mung beans are commonly used in Chinese cuisine. Excellent for sprouts.</text:p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3">454g</text:p>
              </table:table-cell>
              <table:table-cell table:style-name="Table19.A1" office:value-type="string">
                <text:p text:style-name="P26"><text:s/></text:p>
                <text:p text:style-name="P27">http://thegrainery.ca</text:p>
              </table:table-cell>
              <table:table-cell table:style-name="Table19.C3" office:value-type="currency" office:currency="CA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6">Speerville Maritimes Organic </text:p>
                <text:p text:style-name="P15">Barley Flour </text:p>
                <text:p text:style-name="P9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3">1000g</text:p>
              </table:table-cell>
              <table:table-cell table:style-name="Table20.A1" office:value-type="string">
                <text:p text:style-name="P26"/>
                <text:p text:style-name="P27">http://thegrainery.ca</text:p>
              </table:table-cell>
              <table:table-cell table:style-name="Table20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6">Speerville Imported Organic </text:p>
                <text:p text:style-name="P15">Brown Rice Flour </text:p>
                <text:p text:style-name="P9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3">1000g</text:p>
              </table:table-cell>
              <table:table-cell table:style-name="Table21.A1" office:value-type="string">
                <text:p text:style-name="P26"/>
                <text:p text:style-name="P27">http://thegrainery.ca</text:p>
              </table:table-cell>
              <table:table-cell table:style-name="Table21.C3" office:value-type="string">
                <text:p text:style-name="P14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6">Speerville Imported Organic </text:p>
                <text:p text:style-name="P15">Buckwheat Flour </text:p>
                <text:p text:style-name="P9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3">1000g</text:p>
              </table:table-cell>
              <table:table-cell table:style-name="Table22.A1" office:value-type="string">
                <text:p text:style-name="P26"><text:s/></text:p>
                <text:p text:style-name="P27">http://thegrainery.ca</text:p>
              </table:table-cell>
              <table:table-cell table:style-name="Table22.C3" office:value-type="currency" office:currency="US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6">Speerville Maritimes Organic </text:p>
                <text:p text:style-name="P15">Corn Flour </text:p>
                <text:p text:style-name="P9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3">1000g</text:p>
              </table:table-cell>
              <table:table-cell table:style-name="Table23.A1" office:value-type="string">
                <text:p text:style-name="P26"/>
                <text:p text:style-name="P27">http://thegrainery.ca</text:p>
              </table:table-cell>
              <table:table-cell table:style-name="Table23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6">Speerville Imported Organic </text:p>
                <text:p text:style-name="P15">Kamut Flour </text:p>
                <text:p text:style-name="P9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3">1000g</text:p>
              </table:table-cell>
              <table:table-cell table:style-name="Table24.A1" office:value-type="string">
                <text:p text:style-name="P26"/>
                <text:p text:style-name="P27">http://thegrainery.ca</text:p>
              </table:table-cell>
              <table:table-cell table:style-name="Table24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6">Speerville Maritimes Organic </text:p>
                <text:p text:style-name="P15">Rye Flour </text:p>
                <text:p text:style-name="P9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3">1000g</text:p>
              </table:table-cell>
              <table:table-cell table:style-name="Table25.A1" office:value-type="string">
                <text:p text:style-name="P26"><text:s/></text:p>
                <text:p text:style-name="P27">http://thegrainery.ca</text:p>
              </table:table-cell>
              <table:table-cell table:style-name="Table25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6"><text:s text:c="3"/></text:p>
                <text:p text:style-name="P15">Light Rye Flour </text:p>
                <text:p text:style-name="P9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3">1000g</text:p>
              </table:table-cell>
              <table:table-cell table:style-name="Table26.A1" office:value-type="string">
                <text:p text:style-name="P26">(members $0.00) </text:p>
                <text:p text:style-name="P27">http://thegrainery.ca</text:p>
              </table:table-cell>
              <table:table-cell table:style-name="Table2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6">Speerville Imported Organic </text:p>
                <text:p text:style-name="P15">Soy Flour </text:p>
                <text:p text:style-name="P9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3">1000g</text:p>
              </table:table-cell>
              <table:table-cell table:style-name="Table27.A1" office:value-type="string">
                <text:p text:style-name="P26"><text:s/></text:p>
                <text:p text:style-name="P36">http://thegrainery.ca</text:p>
              </table:table-cell>
              <table:table-cell table:style-name="Table27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6">Speerville Maritimes Organic </text:p>
                <text:p text:style-name="P15">Light Spelt Flour </text:p>
                <text:p text:style-name="P9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3">1000g</text:p>
              </table:table-cell>
              <table:table-cell table:style-name="Table28.A1" office:value-type="string">
                <text:p text:style-name="P26"><text:s/></text:p>
                <text:p text:style-name="P27">http://thegrainery.ca</text:p>
              </table:table-cell>
              <table:table-cell table:style-name="Table28.C3" office:value-type="string">
                <text:p text:style-name="P14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6">Speerville Maritimes Organic </text:p>
                <text:p text:style-name="P15">Whole Spelt Flour </text:p>
                <text:p text:style-name="P9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3">1000g</text:p>
              </table:table-cell>
              <table:table-cell table:style-name="Table29.A1" office:value-type="string">
                <text:p text:style-name="P26"/>
                <text:p text:style-name="P27">http://thegrainery.ca</text:p>
              </table:table-cell>
              <table:table-cell table:style-name="Table29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3">1000g</text:p>
              </table:table-cell>
              <table:table-cell table:style-name="Table30.A1" office:value-type="string">
                <text:p text:style-name="P26"/>
                <text:p text:style-name="P27">http://thegrainery.ca</text:p>
              </table:table-cell>
              <table:table-cell table:style-name="Table30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3">2000g</text:p>
              </table:table-cell>
              <table:table-cell table:style-name="Table31.A1" office:value-type="string">
                <text:p text:style-name="P26"/>
                <text:p text:style-name="P27">http://thegrainery.ca</text:p>
              </table:table-cell>
              <table:table-cell table:style-name="Table31.C3" office:value-type="string">
                <text:p text:style-name="P14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6">Speerville <text:s text:c="2"/></text:p>
                <text:p text:style-name="P15">Whole White </text:p>
                <text:p text:style-name="P9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3">g</text:p>
              </table:table-cell>
              <table:table-cell table:style-name="Table32.A1" office:value-type="string">
                <text:p text:style-name="P26"><text:s/><text:span text:style-name="T3">hegrainery.wikispaces.com</text:span></text:p>
              </table:table-cell>
              <table:table-cell table:style-name="Table32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6">Speerville Maritimes Organic Stone Ground</text:p>
                <text:p text:style-name="P15">Whole Wheat Flour </text:p>
                <text:p text:style-name="P9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3">1000g</text:p>
              </table:table-cell>
              <table:table-cell table:style-name="Table33.A1" office:value-type="string">
                <text:p text:style-name="P26"><text:s/></text:p>
                <text:p text:style-name="P27">http://thegrainery.ca</text:p>
              </table:table-cell>
              <table:table-cell table:style-name="Table33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6">Speerville Maritimes Organic Stone Ground</text:p>
                <text:p text:style-name="P15">Whole Wheat Flour</text:p>
                <text:p text:style-name="P9">Made from locally grown, </text:p>
                <text:p text:style-name="P9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3">2000g</text:p>
              </table:table-cell>
              <table:table-cell table:style-name="Table34.A1" office:value-type="string">
                <text:p text:style-name="P26"><text:s/></text:p>
                <text:p text:style-name="P27">thegrainery.wikispaces.co</text:p>
              </table:table-cell>
              <table:table-cell table:style-name="Table34.C3" office:value-type="currency" office:currency="US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3">1000g</text:p>
              </table:table-cell>
              <table:table-cell table:style-name="Table35.A1" office:value-type="string">
                <text:p text:style-name="P26"/>
                <text:p text:style-name="P27">http://thegrainery.ca</text:p>
              </table:table-cell>
              <table:table-cell table:style-name="Table35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3">2000g</text:p>
              </table:table-cell>
              <table:table-cell table:style-name="Table36.A1" office:value-type="string">
                <text:p text:style-name="P26"/>
                <text:p text:style-name="P27">http://thegrainery.ca</text:p>
              </table:table-cell>
              <table:table-cell table:style-name="Table36.C3" office:value-type="currency" office:currency="CAD" office:value="7.75">
                <text:p text:style-name="P14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6">Speerville Maritimes Organic <text:s/>Heritage </text:p>
                <text:p text:style-name="P15">Red Fife Wheat Flour </text:p>
                <text:p text:style-name="P9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3">2.27kg</text:p>
              </table:table-cell>
              <table:table-cell table:style-name="Table37.A1" office:value-type="string">
                <text:p text:style-name="P26"><text:s/></text:p>
                <text:p text:style-name="P27">http://thegrainery.ca</text:p>
              </table:table-cell>
              <table:table-cell table:style-name="Table37.C3" office:value-type="currency" office:currency="USD" office:value="7.25">
                <text:p text:style-name="P14">$7.25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6"><text:s/>Heppy's Free Range <text:s/></text:p>
                <text:p text:style-name="P15">Chicken Pot Pie </text:p>
                <text:p text:style-name="P9">ing's: Free range chicken, carrots, peas, potatoes, gravy, sugar, eggs, flour, shortening, modified milk ingredients, salt, pepper.</text:p>
                <text:p text:style-name="P9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3"/>
              </table:table-cell>
              <table:table-cell table:style-name="Table38.A1" office:value-type="string">
                <text:p text:style-name="P34">http://thegrainery.ca</text:p>
              </table:table-cell>
              <table:table-cell table:style-name="Table38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6">Heppy's Free Range</text:p>
                <text:p text:style-name="P6"><text:s/><text:span text:style-name="T1">Turkey Pot Pie</text:span></text:p>
                <text:p text:style-name="P9">Ing's: Free range turkey, gravy, potatoes, summer savory, bread crumbs, onions, sugar, eggs, flour, shortening, salt, pepper. </text:p>
                <text:p text:style-name="P6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3"/>
              </table:table-cell>
              <table:table-cell table:style-name="Table39.A1" office:value-type="string">
                <text:p text:style-name="P26"><text:s/></text:p>
                <text:p text:style-name="P35">http://thegrainery.ca</text:p>
              </table:table-cell>
              <table:table-cell table:style-name="Table39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6">Speerville Maritimes Organic </text:p>
                <text:p text:style-name="P15">Hulled Barley </text:p>
                <text:p text:style-name="P9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3">500g</text:p>
              </table:table-cell>
              <table:table-cell table:style-name="Table40.A1" office:value-type="string">
                <text:p text:style-name="P26"/>
                <text:p text:style-name="P27">http://thegrainery.ca</text:p>
              </table:table-cell>
              <table:table-cell table:style-name="Table40.C3" office:value-type="currency" office:currency="USD" office:value="2.25">
                <text:p text:style-name="P14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6">Speerville Imported Organic </text:p>
                <text:p text:style-name="P15">Bluckwheat Groats </text:p>
                <text:p text:style-name="P9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3">454g</text:p>
              </table:table-cell>
              <table:table-cell table:style-name="Table41.A1" office:value-type="string">
                <text:p text:style-name="P26"/>
                <text:p text:style-name="P27">http://thegrainery.ca</text:p>
              </table:table-cell>
              <table:table-cell table:style-name="Table41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6">Speerville Maritimes Organic </text:p>
                <text:p text:style-name="P15">Bulgur</text:p>
                <text:p text:style-name="P9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3">454g</text:p>
              </table:table-cell>
              <table:table-cell table:style-name="Table42.A1" office:value-type="string">
                <text:p text:style-name="P26"/>
                <text:p text:style-name="P27">http://thegrainery.ca</text:p>
              </table:table-cell>
              <table:table-cell table:style-name="Table42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6">Speerville Maritimes Organic </text:p>
                <text:p text:style-name="P15">12-Grain Cereal </text:p>
                <text:p text:style-name="P9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3">750g</text:p>
              </table:table-cell>
              <table:table-cell table:style-name="Table43.A1" office:value-type="string">
                <text:p text:style-name="P26"/>
                <text:p text:style-name="P27">http://thegrainery.ca</text:p>
              </table:table-cell>
              <table:table-cell table:style-name="Table43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6">Speerville Imported Organic </text:p>
                <text:p text:style-name="P15">Amaranth</text:p>
                <text:p text:style-name="P9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3">454g</text:p>
              </table:table-cell>
              <table:table-cell table:style-name="Table44.A1" office:value-type="string">
                <text:p text:style-name="P26"/>
                <text:p text:style-name="P27">http://thegrainery.ca</text:p>
              </table:table-cell>
              <table:table-cell table:style-name="Table44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6">Speerville Maritimes Organic </text:p>
                <text:p text:style-name="P15">7-Grain Cereal </text:p>
                <text:p text:style-name="P9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3">750g</text:p>
              </table:table-cell>
              <table:table-cell table:style-name="Table45.A1" office:value-type="string">
                <text:p text:style-name="P26"/>
                <text:p text:style-name="P27">http://thegrainery.ca</text:p>
              </table:table-cell>
              <table:table-cell table:style-name="Table45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6">Speerville Maritimes Organic </text:p>
                <text:p text:style-name="P7"><text:span text:style-name="T1">Heart of the Wheat </text:span><text:span text:style-name="T2">Cereal</text:span></text:p>
                <text:p text:style-name="P9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3">750g</text:p>
              </table:table-cell>
              <table:table-cell table:style-name="Table46.A1" office:value-type="string">
                <text:p text:style-name="P26">(members $0.00) </text:p>
                <text:p text:style-name="P27">http://thegrainery.ca</text:p>
              </table:table-cell>
              <table:table-cell table:style-name="Table4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6">Speerville Maritimes Organic </text:p>
                <text:p text:style-name="P15">St. John Valley Cereal</text:p>
                <text:p text:style-name="P9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3">750g</text:p>
              </table:table-cell>
              <table:table-cell table:style-name="Table47.A1" office:value-type="string">
                <text:p text:style-name="P26"/>
                <text:p text:style-name="P27">http://thegrainery.ca</text:p>
              </table:table-cell>
              <table:table-cell table:style-name="Table47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6">Speerville Maritimes Organic </text:p>
                <text:p text:style-name="P15">Corn Meal </text:p>
                <text:p text:style-name="P9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3">750g</text:p>
              </table:table-cell>
              <table:table-cell table:style-name="Table48.A1" office:value-type="string">
                <text:p text:style-name="P26"/>
                <text:p text:style-name="P27">http://thegrainery.ca</text:p>
              </table:table-cell>
              <table:table-cell table:style-name="Table4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6">Speerville Imported Organic </text:p>
                <text:p text:style-name="P15">Popping Corn </text:p>
                <text:p text:style-name="P9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3">454g</text:p>
              </table:table-cell>
              <table:table-cell table:style-name="Table49.A1" office:value-type="string">
                <text:p text:style-name="P26"/>
                <text:p text:style-name="P27">http://thegrainery.ca</text:p>
              </table:table-cell>
              <table:table-cell table:style-name="Table49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6">Speerville Imported Organic </text:p>
                <text:p text:style-name="P15"><text:span text:style-name="T5">Couscou</text:span><text:span text:style-name="T5">s </text:span></text:p>
                <text:p text:style-name="P9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3">454g</text:p>
              </table:table-cell>
              <table:table-cell table:style-name="Table50.A1" office:value-type="string">
                <text:p text:style-name="P26"><text:s/></text:p>
                <text:p text:style-name="P27">http://thegrainery.ca</text:p>
              </table:table-cell>
              <table:table-cell table:style-name="Table50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6">Speerville Canada Organic </text:p>
                <text:p text:style-name="P15">Brown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3">400g</text:p>
              </table:table-cell>
              <table:table-cell table:style-name="Table51.A1" office:value-type="string">
                <text:p text:style-name="P26"/>
                <text:p text:style-name="P27">http://thegrainery.ca</text:p>
              </table:table-cell>
              <table:table-cell table:style-name="Table51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6">Speerville Canada Organic </text:p>
                <text:p text:style-name="P15">Yellow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3">400g</text:p>
              </table:table-cell>
              <table:table-cell table:style-name="Table52.A1" office:value-type="string">
                <text:p text:style-name="P26"><text:s/></text:p>
                <text:p text:style-name="P27">http://thegrainery.ca</text:p>
              </table:table-cell>
              <table:table-cell table:style-name="Table52.C3" office:value-type="string">
                <text:p text:style-name="P14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6">Yum Bakery</text:p>
                <text:p text:style-name="P15">Regular Granola </text:p>
                <text:p text:style-name="P9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3"><text:s/>454g</text:p>
              </table:table-cell>
              <table:table-cell table:style-name="Table53.A1" office:value-type="string">
                <text:p text:style-name="P26"/>
                <text:p text:style-name="P27">http://thegrainery.ca</text:p>
              </table:table-cell>
              <table:table-cell table:style-name="Table53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6">Yum Bakery Nova Scotia Organic </text:p>
                <text:p text:style-name="P15">Maple Flax Granola </text:p>
                <text:p text:style-name="P9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3">454g</text:p>
              </table:table-cell>
              <table:table-cell table:style-name="Table54.A1" office:value-type="string">
                <text:p text:style-name="P26"/>
                <text:p text:style-name="P27">http://thegrainery.ca</text:p>
              </table:table-cell>
              <table:table-cell table:style-name="Table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6">Speerville Imported Organic </text:p>
                <text:p text:style-name="P15">Kamut Kernels </text:p>
                <text:p text:style-name="P9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3">750g</text:p>
              </table:table-cell>
              <table:table-cell table:style-name="Table55.A1" office:value-type="string">
                <text:p text:style-name="P26"/>
                <text:p text:style-name="P27">http://thegrainery.ca</text:p>
              </table:table-cell>
              <table:table-cell table:style-name="Table55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803cm" svg:y="4.542cm" svg:width="8.597cm" draw:z-index="55">
        <draw:text-box fo:min-height="3.84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column table:style-name="Table56.D"/>
            <table:table-row table:style-name="Table56.1">
              <table:table-cell table:style-name="Table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  <table:table-cell table:style-name="Table56.A1" office:value-type="string">
                <text:p text:style-name="P4"/>
              </table:table-cell>
            </table:table-row>
            <table:table-row table:style-name="Table56.2">
              <table:table-cell table:style-name="Table56.A2" table:number-columns-spanned="3" office:value-type="string">
                <text:p text:style-name="P6">Speerville Imported Organic Hulled</text:p>
                <text:p text:style-name="P15">Millet </text:p>
                <text:p text:style-name="P9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  <table:table-cell table:style-name="Table56.A2" office:value-type="string">
                <text:p text:style-name="P6"/>
              </table:table-cell>
            </table:table-row>
            <table:table-row table:style-name="Table56.3">
              <table:table-cell table:style-name="Table56.A1" office:value-type="string">
                <text:p text:style-name="P3">750g</text:p>
              </table:table-cell>
              <table:table-cell table:style-name="Table56.A1" office:value-type="string">
                <text:p text:style-name="P26"><text:s/></text:p>
                <text:p text:style-name="P27">http://thegrainery.ca</text:p>
              </table:table-cell>
              <table:table-cell table:style-name="Table56.C3" office:value-type="currency" office:currency="USD" office:value="4.75">
                <text:p text:style-name="P14">$4.75</text:p>
              </table:table-cell>
              <table:table-cell table:style-name="Table56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6">Speerville Maritimes Organic </text:p>
                <text:p text:style-name="P15">Oat Groats </text:p>
                <text:p text:style-name="P9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3">750g</text:p>
              </table:table-cell>
              <table:table-cell table:style-name="Table57.A1" office:value-type="string">
                <text:p text:style-name="P26"><text:s/></text:p>
                <text:p text:style-name="P27">http://thegrainery.ca</text:p>
              </table:table-cell>
              <table:table-cell table:style-name="Table57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6">Speerville Maritimes Organic <text:s/>Steel-Cut</text:p>
                <text:p text:style-name="P15">Scottish Oatmeal </text:p>
                <text:p text:style-name="P9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3">750g</text:p>
              </table:table-cell>
              <table:table-cell table:style-name="Table58.A1" office:value-type="string">
                <text:p text:style-name="P26"><text:s/></text:p>
                <text:p text:style-name="P27">http://thegrainery.ca</text:p>
              </table:table-cell>
              <table:table-cell table:style-name="Table5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6">Speerville Maritimes Organic </text:p>
                <text:p text:style-name="P15">New Found Oatmeal </text:p>
                <text:p text:style-name="P9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3">1000g</text:p>
              </table:table-cell>
              <table:table-cell table:style-name="Table59.A1" office:value-type="string">
                <text:p text:style-name="P26"/>
                <text:p text:style-name="P27">http://thegrainery.ca</text:p>
              </table:table-cell>
              <table:table-cell table:style-name="Table59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6">Speerville Imported Organic </text:p>
                <text:p text:style-name="P15">Quinoa </text:p>
    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3">454g</text:p>
              </table:table-cell>
              <table:table-cell table:style-name="Table60.A1" office:value-type="string">
                <text:p text:style-name="P27">http://thegrainery.ca</text:p>
              </table:table-cell>
              <table:table-cell table:style-name="Table60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6">Speerville Maritimes Organic</text:p>
                <text:p text:style-name="P15"><text:s/>Buckwheat Pancake Mix </text:p>
                <text:p text:style-name="P9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3">1000g</text:p>
              </table:table-cell>
              <table:table-cell table:style-name="Table61.A1" office:value-type="string">
                <text:p text:style-name="P26"><text:s/></text:p>
                <text:p text:style-name="P27">http://thegrainery.ca</text:p>
              </table:table-cell>
              <table:table-cell table:style-name="Table61.C3" office:value-type="currency" office:currency="USD" office:value="5.25">
                <text:p text:style-name="P14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6">Speerville Maritimes Organic </text:p>
                <text:p text:style-name="P16">Maritime Sunshine Pancake Mix </text:p>
                <text:p text:style-name="P9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3">1000g</text:p>
              </table:table-cell>
              <table:table-cell table:style-name="Table62.A1" office:value-type="string">
                <text:p text:style-name="P26"/>
                <text:p text:style-name="P27">http://thegrainery.ca</text:p>
              </table:table-cell>
              <table:table-cell table:style-name="Table62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6">Prana Biovegetaliens Imported Organic </text:p>
                <text:p text:style-name="P15">Pumpkin Seeds </text:p>
                <text:p text:style-name="P9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3">200g</text:p>
              </table:table-cell>
              <table:table-cell table:style-name="Table63.A1" office:value-type="string">
                <text:p text:style-name="P26"/>
                <text:p text:style-name="P27">http://thegrainery.ca</text:p>
              </table:table-cell>
              <table:table-cell table:style-name="Table63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6">Yum Bakery</text:p>
                <text:p text:style-name="P15">Peanut Sesame Munchies</text:p>
                <text:p text:style-name="P9">Tasty little bundles of energy!</text:p>
                <text:p text:style-name="P9">Locally made! </text:p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3">60g</text:p>
              </table:table-cell>
              <table:table-cell table:style-name="Table64.A1" office:value-type="string">
                <text:p text:style-name="P27">http://thegrainery.ca</text:p>
              </table:table-cell>
              <table:table-cell table:style-name="Table64.C3" office:value-type="currency" office:currency="USD" office:value="1.5">
                <text:p text:style-name="P14">$1.50</text:p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6"/>
                <text:p text:style-name="P6">Speerville Imported Organic </text:p>
                <text:p text:style-name="P15">Brown Basmati Rice </text:p>
                <text:p text:style-name="P9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3">750g</text:p>
              </table:table-cell>
              <table:table-cell table:style-name="Table65.A1" office:value-type="string">
                <text:p text:style-name="P26"><text:s/></text:p>
                <text:p text:style-name="P27">http://thegrainery.ca</text:p>
              </table:table-cell>
              <table:table-cell table:style-name="Table65.C3" office:value-type="currency" office:currency="CAD" office:value="7.5">
                <text:p text:style-name="P14">$7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25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6">Speerville Imported Organic Brown</text:p>
                <text:p text:style-name="P15">Long Grain Brown Rice</text:p>
                <text:p text:style-name="P9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3">750g</text:p>
              </table:table-cell>
              <table:table-cell table:style-name="Table66.A1" office:value-type="string">
                <text:p text:style-name="P26"/>
                <text:p text:style-name="P27">http://thegrainery.ca</text:p>
              </table:table-cell>
              <table:table-cell table:style-name="Table66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6">Country of Origin: USA; Organic</text:p>
                <text:p text:style-name="P15">Short Grain Brown Rice </text:p>
                <text:p text:style-name="P9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3">750g</text:p>
              </table:table-cell>
              <table:table-cell table:style-name="Table67.A1" office:value-type="string">
                <text:p text:style-name="P26"/>
                <text:p text:style-name="P27">http://thegrainery.ca</text:p>
              </table:table-cell>
              <table:table-cell table:style-name="Table67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6">Speerville Maritimes Organic </text:p>
                <text:p text:style-name="P15">Rye Flakes </text:p>
                <text:p text:style-name="P9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3">1000g</text:p>
              </table:table-cell>
              <table:table-cell table:style-name="Table68.A1" office:value-type="string">
                <text:p text:style-name="P26">(members $2.75) </text:p>
                <text:p text:style-name="P27">http://thegrainery.ca</text:p>
              </table:table-cell>
              <table:table-cell table:style-name="Table6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6">Speerville Maritimes Organic </text:p>
                <text:p text:style-name="P15">Rye Kernels </text:p>
                <text:p text:style-name="P9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3">1000g</text:p>
              </table:table-cell>
              <table:table-cell table:style-name="Table69.A1" office:value-type="string">
                <text:p text:style-name="P26"><text:s/></text:p>
                <text:p text:style-name="P27">http://thegrainery.ca</text:p>
              </table:table-cell>
              <table:table-cell table:style-name="Table6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6">Speerville Maritimes Organic </text:p>
                <text:p text:style-name="P15">Cracked Rye </text:p>
                <text:p text:style-name="P9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3">750g</text:p>
              </table:table-cell>
              <table:table-cell table:style-name="Table70.A1" office:value-type="string">
                <text:p text:style-name="P26">(members $1.80) </text:p>
                <text:p text:style-name="P27">http://thegrainery.ca</text:p>
              </table:table-cell>
              <table:table-cell table:style-name="Table70.C3" office:value-type="string">
                <text:p text:style-name="P14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6">Speerville Imported Organic </text:p>
                <text:p text:style-name="P15">Sesame Seeds </text:p>
                <text:p text:style-name="P9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3">200g</text:p>
              </table:table-cell>
              <table:table-cell table:style-name="Table71.A1" office:value-type="string">
                <text:p text:style-name="P26"><text:s/></text:p>
                <text:p text:style-name="P27">http://thegrainery.ca</text:p>
              </table:table-cell>
              <table:table-cell table:style-name="Table71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6">Speerville Maritimes Organic </text:p>
                <text:p text:style-name="P15">Spelt Bran </text:p>
                <text:p text:style-name="P9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3">750g</text:p>
              </table:table-cell>
              <table:table-cell table:style-name="Table72.A1" office:value-type="string">
                <text:p text:style-name="P26"><text:s/></text:p>
                <text:p text:style-name="P27">http://thegrainery.ca</text:p>
              </table:table-cell>
              <table:table-cell table:style-name="Table72.C3" office:value-type="currency" office:currency="US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6">Speerville Maritimes Organic </text:p>
                <text:p text:style-name="P15">Spelt Flakes </text:p>
                <text:p text:style-name="P9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3">1000g</text:p>
              </table:table-cell>
              <table:table-cell table:style-name="Table73.A1" office:value-type="string">
                <text:p text:style-name="P26"><text:s/></text:p>
                <text:p text:style-name="P27">http://thegrainery.ca</text:p>
              </table:table-cell>
              <table:table-cell table:style-name="Table73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6">Speerville Maritimes Organic </text:p>
                <text:p text:style-name="P15">Spelt Kernels </text:p>
                <text:p text:style-name="P9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3">750g</text:p>
              </table:table-cell>
              <table:table-cell table:style-name="Table74.A1" office:value-type="string">
                <text:p text:style-name="P26"/>
                <text:p text:style-name="P27">http://thegrainery.ca</text:p>
              </table:table-cell>
              <table:table-cell table:style-name="Table7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6">Prana Biovegetaliens Organic Unroasted</text:p>
                <text:p text:style-name="P15">Sunflower Seeds</text:p>
                <text:p text:style-name="P49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3">300g</text:p>
              </table:table-cell>
              <table:table-cell table:style-name="Table75.A1" office:value-type="string">
                <text:p text:style-name="P26"/>
                <text:p text:style-name="P27">http://thegrainery.ca</text:p>
              </table:table-cell>
              <table:table-cell table:style-name="Table75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6">Speerville Maritimes Organic </text:p>
                <text:p text:style-name="P15">Wheat Bran </text:p>
                <text:p text:style-name="P9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3">750g</text:p>
              </table:table-cell>
              <table:table-cell table:style-name="Table76.A1" office:value-type="string">
                <text:p text:style-name="P26">(members $0.85) </text:p>
                <text:p text:style-name="P27">http://thegrainery.ca</text:p>
              </table:table-cell>
              <table:table-cell table:style-name="Table76.C3" office:value-type="string">
                <text:p text:style-name="P14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6">Speerville Maritimes Organic </text:p>
                <text:p text:style-name="P15">Wheat Flakes </text:p>
                <text:p text:style-name="P9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3">1000g</text:p>
              </table:table-cell>
              <table:table-cell table:style-name="Table77.A1" office:value-type="string">
                <text:p text:style-name="P26">(members $2.80) </text:p>
                <text:p text:style-name="P27">http://thegrainery.ca</text:p>
              </table:table-cell>
              <table:table-cell table:style-name="Table77.C3" office:value-type="string">
                <text:p text:style-name="P14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6">Speerville Maritimes Organic </text:p>
                <text:p text:style-name="P15">Hard Wheat Kernels </text:p>
                <text:p text:style-name="P9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3">750g</text:p>
              </table:table-cell>
              <table:table-cell table:style-name="Table78.A1" office:value-type="string">
                <text:p text:style-name="P26"/>
                <text:p text:style-name="P27">http://thegrainery.ca</text:p>
              </table:table-cell>
              <table:table-cell table:style-name="Table78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6">Speerville Maritimes Organic </text:p>
                <text:p text:style-name="P15">Soft Wheat Kernels </text:p>
                <text:p text:style-name="P9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3">1000g</text:p>
              </table:table-cell>
              <table:table-cell table:style-name="Table79.A1" office:value-type="string">
                <text:p text:style-name="P26"/>
                <text:p text:style-name="P27">http://thegrainery.ca</text:p>
              </table:table-cell>
              <table:table-cell table:style-name="Table7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6">Speerville Maritimes Organic </text:p>
                <text:p text:style-name="P15">Cracked Wheat </text:p>
                <text:p text:style-name="P9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3">750g</text:p>
              </table:table-cell>
              <table:table-cell table:style-name="Table80.A1" office:value-type="string">
                <text:p text:style-name="P26">(members $2.50) </text:p>
                <text:p text:style-name="P27">http://thegrainery.ca</text:p>
              </table:table-cell>
              <table:table-cell table:style-name="Table80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6">Speerville Maritimes Organic </text:p>
                <text:p text:style-name="P15">Red Fife Heritage Wheat kernels </text:p>
                <text:p text:style-name="P9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3">750g</text:p>
              </table:table-cell>
              <table:table-cell table:style-name="Table81.A1" office:value-type="string">
                <text:p text:style-name="P26"><text:s/></text:p>
                <text:p text:style-name="P27">http://thegrainery.ca</text:p>
              </table:table-cell>
              <table:table-cell table:style-name="Table81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3">g</text:p>
              </table:table-cell>
              <table:table-cell table:style-name="Table82.A1" office:value-type="string">
                <text:p text:style-name="P26">(members $0.00) </text:p>
                <text:p text:style-name="P27">http://thegrainery.ca</text:p>
              </table:table-cell>
              <table:table-cell table:style-name="Table8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3">125g</text:p>
              </table:table-cell>
              <table:table-cell table:style-name="Table83.A1" office:value-type="string">
                <text:p text:style-name="P26">(members $3.05) </text:p>
                <text:p text:style-name="P27">http://thegrainery.ca</text:p>
              </table:table-cell>
              <table:table-cell table:style-name="Table83.C3" office:value-type="string">
                <text:p text:style-name="P14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3">230g</text:p>
              </table:table-cell>
              <table:table-cell table:style-name="Table84.A1" office:value-type="string">
                <text:p text:style-name="P26">(members $6.10) </text:p>
                <text:p text:style-name="P27">http://thegrainery.ca</text:p>
              </table:table-cell>
              <table:table-cell table:style-name="Table84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6"><text:s/>Prana Biovegetaliens Imported Organic </text:p>
                <text:p text:style-name="P8"><text:span text:style-name="T1">Apricots </text:span><text:span text:style-name="T2">(unsulphured)</text:span></text:p>
                <text:p text:style-name="P9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3">250g</text:p>
              </table:table-cell>
              <table:table-cell table:style-name="Table85.A1" office:value-type="string">
                <text:p text:style-name="P26"/>
                <text:p text:style-name="P27">http://thegrainery.ca</text:p>
              </table:table-cell>
              <table:table-cell table:style-name="Table85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6"><text:s/>Prana Biovegetaliens Imported Organic </text:p>
                <text:p text:style-name="P6"><text:span text:style-name="T14">Medjool</text:span> <text:span text:style-name="T12">Dates</text:span><text:span text:style-name="T1"> </text:span>(unsulphured)</text:p>
                <text:p text:style-name="P9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3">250g</text:p>
              </table:table-cell>
              <table:table-cell table:style-name="Table86.A1" office:value-type="string">
                <text:p text:style-name="P26"/>
                <text:p text:style-name="P27">http://thegrainery.ca</text:p>
              </table:table-cell>
              <table:table-cell table:style-name="Table86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6">Prana Biovegetalien Imported Organic </text:p>
                <text:p text:style-name="P7"><text:span text:style-name="T1">Pitted Prunes </text:span><text:span text:style-name="T2">(unsulphured)</text:span></text:p>
                <text:p text:style-name="P9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3">230g</text:p>
              </table:table-cell>
              <table:table-cell table:style-name="Table87.A1" office:value-type="string">
                <text:p text:style-name="P26"/>
                <text:p text:style-name="P27">http://thegrainery.ca</text:p>
              </table:table-cell>
              <table:table-cell table:style-name="Table87.C3" office:value-type="currency" office:currency="CAD" office:value="5.75">
                <text:p text:style-name="P14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6">Prana Biovegetaliens Imported Organic </text:p>
                <text:p text:style-name="P7"><text:span text:style-name="T1">Thompson Raisins </text:span><text:span text:style-name="T2">(unsulphured)</text:span></text:p>
                <text:p text:style-name="P9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3">300g</text:p>
              </table:table-cell>
              <table:table-cell table:style-name="Table88.A1" office:value-type="string">
                <text:p text:style-name="P26"/>
                <text:p text:style-name="P27">http://thegrainery.ca</text:p>
              </table:table-cell>
              <table:table-cell table:style-name="Table88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6">Speerville Imported Organic </text:p>
                <text:p text:style-name="P15">Goji Berries </text:p>
                <text:p text:style-name="P9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3">100g</text:p>
              </table:table-cell>
              <table:table-cell table:style-name="Table89.A1" office:value-type="string">
                <text:p text:style-name="P26">(members $5.20) </text:p>
                <text:p text:style-name="P27">http://thegrainery.ca</text:p>
              </table:table-cell>
              <table:table-cell table:style-name="Table89.C3" office:value-type="string">
                <text:p text:style-name="P14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6"><text:s/></text:p>
                <text:p text:style-name="P15"><text:s/>Macadamia Nuts</text:p>
                <text:p text:style-name="P9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3">200 g</text:p>
              </table:table-cell>
              <table:table-cell table:style-name="Table90.A1" office:value-type="string">
                <text:p text:style-name="P26"/>
                <text:p text:style-name="P27">http://thegrainery.ca</text:p>
              </table:table-cell>
              <table:table-cell table:style-name="Table90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6">Speerville <text:s text:c="2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3">g</text:p>
              </table:table-cell>
              <table:table-cell table:style-name="Table91.A1" office:value-type="string">
                <text:p text:style-name="P26">(members $0.00) </text:p>
                <text:p text:style-name="P27">http://thegrainery.ca</text:p>
              </table:table-cell>
              <table:table-cell table:style-name="Table91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6">Speerville Imported Organic </text:p>
                <text:p text:style-name="P15">Alfalfa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3">150g</text:p>
              </table:table-cell>
              <table:table-cell table:style-name="Table92.A1" office:value-type="string">
                <text:p text:style-name="P26"><text:s/></text:p>
                <text:p text:style-name="P27">http://thegrainery.ca</text:p>
              </table:table-cell>
              <table:table-cell table:style-name="Table92.C3" office:value-type="string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6">Speerville Imported Organic </text:p>
                <text:p text:style-name="P15">Daikon Radish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3">150g</text:p>
              </table:table-cell>
              <table:table-cell table:style-name="Table93.A1" office:value-type="string">
                <text:p text:style-name="P26"><text:s/></text:p>
                <text:p text:style-name="P27">http://thegrainery.ca</text:p>
              </table:table-cell>
              <table:table-cell table:style-name="Table93.C3" office:value-type="string">
                <text:p text:style-name="P14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6">Speerville Imported Organic </text:p>
                <text:p text:style-name="P15">Crimson Clover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3">100g</text:p>
              </table:table-cell>
              <table:table-cell table:style-name="Table94.A1" office:value-type="string">
                <text:p text:style-name="P26"/>
                <text:p text:style-name="P27">http://thegrainery.ca</text:p>
              </table:table-cell>
              <table:table-cell table:style-name="Table94.C3" office:value-type="string">
                <text:p text:style-name="P14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6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9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3">150g</text:p>
              </table:table-cell>
              <table:table-cell table:style-name="Table95.A1" office:value-type="string">
                <text:p text:style-name="P26">(members $2.90) </text:p>
                <text:p text:style-name="P27">http://thegrainery.ca</text:p>
              </table:table-cell>
              <table:table-cell table:style-name="Table95.C3" office:value-type="currency" office:currency="USD" office:value="3.55">
                <text:p text:style-name="P14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6">Speerville Imported Organic </text:p>
                <text:p text:style-name="P7"><text:span text:style-name="T1">Mumm's Sandwich Booster </text:span><text:span text:style-name="T2">Sprout Mix</text:span></text:p>
                <text:p text:style-name="P9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3">150g</text:p>
              </table:table-cell>
              <table:table-cell table:style-name="Table96.A1" office:value-type="string">
                <text:p text:style-name="P26">(members $1.70) </text:p>
                <text:p text:style-name="P27">http://thegrainery.ca</text:p>
              </table:table-cell>
              <table:table-cell table:style-name="Table96.C3" office:value-type="currency" office:currency="USD" office:value="2.2">
                <text:p text:style-name="P14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6">Speerville Imported Organic </text:p>
                <text:p text:style-name="P7"><text:span text:style-name="T1">Mumm's Ancient Eastern </text:span><text:span text:style-name="T2">Spout Mix</text:span></text:p>
                <text:p text:style-name="P9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3">150g</text:p>
              </table:table-cell>
              <table:table-cell table:style-name="Table97.A1" office:value-type="string">
                <text:p text:style-name="P26">(members $1.15) </text:p>
                <text:p text:style-name="P27">http://thegrainery.ca</text:p>
              </table:table-cell>
              <table:table-cell table:style-name="Table97.C3" office:value-type="currency" office:currency="USD" office:value="1.4">
                <text:p text:style-name="P14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6">Speerville Imported Organic </text:p>
                <text:p text:style-name="P7"><text:span text:style-name="T1">Mumm's Spicy Lentil Crunch </text:span><text:span text:style-name="T2">Sprout Mix</text:span></text:p>
                <text:p text:style-name="P9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3">150g</text:p>
              </table:table-cell>
              <table:table-cell table:style-name="Table98.A1" office:value-type="string">
                <text:p text:style-name="P26">(members $2.95) </text:p>
                <text:p text:style-name="P27">http://thegrainery.ca</text:p>
              </table:table-cell>
              <table:table-cell table:style-name="Table98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6">Speerville Imported Organic </text:p>
                <text:p text:style-name="P7"><text:span text:style-name="T1">Mumm's Crunchy Bean Mix </text:span><text:span text:style-name="T2">Sprout Mix</text:span></text:p>
                <text:p text:style-name="P9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3">150g</text:p>
              </table:table-cell>
              <table:table-cell table:style-name="Table99.A1" office:value-type="string">
                <text:p text:style-name="P26">(members $1.95) </text:p>
                <text:p text:style-name="P27">http://thegrainery.ca</text:p>
              </table:table-cell>
              <table:table-cell table:style-name="Table99.C3" office:value-type="string">
                <text:p text:style-name="P14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6">ORGANIC SPROUTING SEEDS <text:s text:c="2"/></text:p>
                <text:p text:style-name="P15">Spring Salad Mix </text:p>
                <text:p text:style-name="P9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3">150g</text:p>
              </table:table-cell>
              <table:table-cell table:style-name="Table100.A1" office:value-type="string">
                <text:p text:style-name="P34">http://thegrainery.ca</text:p>
              </table:table-cell>
              <table:table-cell table:style-name="Table100.C3" office:value-type="string">
                <text:p text:style-name="P14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6"><text:s text:c="3"/></text:p>
                <text:p text:style-name="P15">Black Sunflower Seeds</text:p>
                <text:p text:style-name="P9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3">300g</text:p>
              </table:table-cell>
              <table:table-cell table:style-name="Table101.A1" office:value-type="string">
                <text:p text:style-name="P28">http://thegrainery.ca</text:p>
              </table:table-cell>
              <table:table-cell table:style-name="Table101.C3" office:value-type="string">
                <text:p text:style-name="P14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6"/>
                <text:p text:style-name="P6"/>
                <text:p text:style-name="P15">Dwarf Grey Sugar Peas</text:p>
                <text:p text:style-name="P6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3">300g</text:p>
              </table:table-cell>
              <table:table-cell table:style-name="Table102.A1" office:value-type="string">
                <text:p text:style-name="P27">http://thegrainery.ca</text:p>
              </table:table-cell>
              <table:table-cell table:style-name="Table102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6">Speerville <text:s text:c="2"/></text:p>
                <text:p text:style-name="P15">Buckwheat Linguini </text:p>
                <text:p text:style-name="P9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3">500g</text:p>
              </table:table-cell>
              <table:table-cell table:style-name="Table103.A1" office:value-type="string">
                <text:p text:style-name="P26">(members $0.00) </text:p>
                <text:p text:style-name="P27">http://thegrainery.ca</text:p>
              </table:table-cell>
              <table:table-cell table:style-name="Table10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6">Speerville <text:s text:c="2"/></text:p>
                <text:p text:style-name="P15">Kamu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3">500g</text:p>
              </table:table-cell>
              <table:table-cell table:style-name="Table104.A1" office:value-type="string">
                <text:p text:style-name="P26">(members $5.65) </text:p>
                <text:p text:style-name="P27">http://thegrainery.ca</text:p>
              </table:table-cell>
              <table:table-cell table:style-name="Table104.C3" office:value-type="string">
                <text:p text:style-name="P14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6">Speerville <text:s text:c="2"/></text:p>
                <text:p text:style-name="P15">Kamut 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3">500g</text:p>
              </table:table-cell>
              <table:table-cell table:style-name="Table105.A1" office:value-type="string">
                <text:p text:style-name="P26">(members $6.00) </text:p>
                <text:p text:style-name="P27">http://thegrainery.ca</text:p>
              </table:table-cell>
              <table:table-cell table:style-name="Table105.C3" office:value-type="string">
                <text:p text:style-name="P14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6">Speerville Canada Organic </text:p>
                <text:p text:style-name="P15">Spel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3">500g</text:p>
              </table:table-cell>
              <table:table-cell table:style-name="Table106.A1" office:value-type="string">
                <text:p text:style-name="P26">(members $5.85) </text:p>
                <text:p text:style-name="P27">http://thegrainery.ca</text:p>
              </table:table-cell>
              <table:table-cell table:style-name="Table106.C3" office:value-type="string">
                <text:p text:style-name="P14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6">Speerville <text:s text:c="2"/></text:p>
                <text:p text:style-name="P15">Spelt Spaghetti </text:p>
                <text:p text:style-name="P9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3">500g</text:p>
              </table:table-cell>
              <table:table-cell table:style-name="Table107.A1" office:value-type="string">
                <text:p text:style-name="P26">(members $6.25) </text:p>
                <text:p text:style-name="P27">http://thegrainery.ca</text:p>
              </table:table-cell>
              <table:table-cell table:style-name="Table107.C3" office:value-type="string">
                <text:p text:style-name="P14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6">Speerville Canada Organic </text:p>
                <text:p text:style-name="P15">Spinach Spaghetti </text:p>
                <text:p text:style-name="P9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3">454g</text:p>
              </table:table-cell>
              <table:table-cell table:style-name="Table108.A1" office:value-type="string">
                <text:p text:style-name="P26">(members $4.25) </text:p>
                <text:p text:style-name="P27">http://thegrainery.ca</text:p>
              </table:table-cell>
              <table:table-cell table:style-name="Table108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6">Speerville Canada Organic </text:p>
                <text:p text:style-name="P15">Whea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3"><text:s/>500g</text:p>
              </table:table-cell>
              <table:table-cell table:style-name="Table109.A1" office:value-type="string">
                <text:p text:style-name="P26"><text:s/></text:p>
                <text:p text:style-name="P27">http://thegrainery.ca</text:p>
              </table:table-cell>
              <table:table-cell table:style-name="Table109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6">Speerville Italian Imported Organic </text:p>
                <text:p text:style-name="P15">Wheat Rotelle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3">500g</text:p>
              </table:table-cell>
              <table:table-cell table:style-name="Table110.A1" office:value-type="string">
                <text:p text:style-name="P26">(members $3.70) </text:p>
                <text:p text:style-name="P27">http://thegrainery.ca</text:p>
              </table:table-cell>
              <table:table-cell table:style-name="Table110.C3" office:value-type="string">
                <text:p text:style-name="P14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6">Speerville Canada Organic Whole Wheat</text:p>
                <text:p text:style-name="P15">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3">500g</text:p>
              </table:table-cell>
              <table:table-cell table:style-name="Table111.A1" office:value-type="string">
                <text:p text:style-name="P26"/>
                <text:p text:style-name="P27">http://thegrainery.ca</text:p>
              </table:table-cell>
              <table:table-cell table:style-name="Table111.C3" office:value-type="currency" office:currency="USD" office:value="4.75">
                <text:p text:style-name="P14">$4.75</text:p>
              </table:table-cell>
            </table:table-row>
            <table:table-row table:style-name="Table111.3">
              <table:table-cell table:style-name="Table111.A1" office:value-type="string">
                <text:p text:style-name="P3"/>
              </table:table-cell>
              <table:table-cell table:style-name="Table111.A1" office:value-type="string">
                <text:p text:style-name="P26"/>
              </table:table-cell>
              <table:table-cell table:style-name="Table111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6">Speerville Canada Organic </text:p>
                <text:p text:style-name="P15">Veggie Spiral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3">400g</text:p>
              </table:table-cell>
              <table:table-cell table:style-name="Table112.A1" office:value-type="string">
                <text:p text:style-name="P26"/>
                <text:p text:style-name="P27">http://thegrainery.ca</text:p>
              </table:table-cell>
              <table:table-cell table:style-name="Table112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3">g</text:p>
              </table:table-cell>
              <table:table-cell table:style-name="Table113.A1" office:value-type="string">
                <text:p text:style-name="P26">(members ) </text:p>
                <text:p text:style-name="P27">http://thegrainery.ca</text:p>
              </table:table-cell>
              <table:table-cell table:style-name="Table113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3">g</text:p>
              </table:table-cell>
              <table:table-cell table:style-name="Table114.A1" office:value-type="string">
                <text:p text:style-name="P26">(members ) </text:p>
                <text:p text:style-name="P27">http://thegrainery.ca</text:p>
              </table:table-cell>
              <table:table-cell table:style-name="Table114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3">g</text:p>
              </table:table-cell>
              <table:table-cell table:style-name="Table115.A1" office:value-type="string">
                <text:p text:style-name="P26">(members ) </text:p>
                <text:p text:style-name="P27">http://thegrainery.ca</text:p>
              </table:table-cell>
              <table:table-cell table:style-name="Table115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3">g</text:p>
              </table:table-cell>
              <table:table-cell table:style-name="Table116.A1" office:value-type="string">
                <text:p text:style-name="P26">(members $0.00) </text:p>
                <text:p text:style-name="P27">http://thegrainery.ca</text:p>
              </table:table-cell>
              <table:table-cell table:style-name="Table11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6"><text:s text:c="3"/></text:p>
                <text:p text:style-name="P7"><text:span text:style-name="T1">Canola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3">1g</text:p>
              </table:table-cell>
              <table:table-cell table:style-name="Table117.A1" office:value-type="string">
                <text:p text:style-name="P26">(members $9.05) </text:p>
                <text:p text:style-name="P27">http://thegrainery.ca</text:p>
              </table:table-cell>
              <table:table-cell table:style-name="Table117.C3" office:value-type="string">
                <text:p text:style-name="P14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6"><text:s text:c="3"/></text:p>
                <text:p text:style-name="P7"><text:span text:style-name="T1">Olive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3">1g</text:p>
              </table:table-cell>
              <table:table-cell table:style-name="Table118.A1" office:value-type="string">
                <text:p text:style-name="P26">(members $14.00) </text:p>
                <text:p text:style-name="P27">http://thegrainery.ca</text:p>
              </table:table-cell>
              <table:table-cell table:style-name="Table118.C3" office:value-type="string">
                <text:p text:style-name="P14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6"><text:s text:c="3"/></text:p>
                <text:p text:style-name="P7"><text:span text:style-name="T1">Grapeseed Oil </text:span><text:span text:style-name="T2">1 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3">1g</text:p>
              </table:table-cell>
              <table:table-cell table:style-name="Table119.A1" office:value-type="string">
                <text:p text:style-name="P26">(members $13.85) </text:p>
                <text:p text:style-name="P27">http://thegrainery.ca</text:p>
              </table:table-cell>
              <table:table-cell table:style-name="Table119.C3" office:value-type="string">
                <text:p text:style-name="P14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6"><text:s text:c="3"/></text:p>
                <text:p text:style-name="P7"><text:span text:style-name="T1">Saf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3">1g</text:p>
              </table:table-cell>
              <table:table-cell table:style-name="Table120.A1" office:value-type="string">
                <text:p text:style-name="P26">(members $11.65) </text:p>
                <text:p text:style-name="P27">http://thegrainery.ca</text:p>
              </table:table-cell>
              <table:table-cell table:style-name="Table120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6"><text:s text:c="3"/></text:p>
                <text:p text:style-name="P7"><text:span text:style-name="T1">Sesame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3">1g</text:p>
              </table:table-cell>
              <table:table-cell table:style-name="Table121.A1" office:value-type="string">
                <text:p text:style-name="P26">(members $11.65) </text:p>
                <text:p text:style-name="P27">http://thegrainery.ca</text:p>
              </table:table-cell>
              <table:table-cell table:style-name="Table121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6"><text:s text:c="3"/></text:p>
                <text:p text:style-name="P7"><text:span text:style-name="T1">Sun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3">1g</text:p>
              </table:table-cell>
              <table:table-cell table:style-name="Table122.A1" office:value-type="string">
                <text:p text:style-name="P26">(members $7.95) </text:p>
                <text:p text:style-name="P27">http://thegrainery.ca</text:p>
              </table:table-cell>
              <table:table-cell table:style-name="Table122.C3" office:value-type="string">
                <text:p text:style-name="P14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3">g</text:p>
              </table:table-cell>
              <table:table-cell table:style-name="Table123.A1" office:value-type="string">
                <text:p text:style-name="P26">(members $0.00) </text:p>
                <text:p text:style-name="P27">http://thegrainery.ca</text:p>
              </table:table-cell>
              <table:table-cell table:style-name="Table12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3">g</text:p>
              </table:table-cell>
              <table:table-cell table:style-name="Table124.A1" office:value-type="string">
                <text:p text:style-name="P26">(members $0.00) </text:p>
                <text:p text:style-name="P27">http://thegrainery.ca</text:p>
              </table:table-cell>
              <table:table-cell table:style-name="Table124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6"><text:s text:c="3"/></text:p>
                <text:p text:style-name="P15">Fine Grey Sea Salt </text:p>
                <text:p text:style-name="P9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3">500g</text:p>
              </table:table-cell>
              <table:table-cell table:style-name="Table125.A1" office:value-type="string">
                <text:p text:style-name="P26">(members $3.95) </text:p>
                <text:p text:style-name="P27">http://thegrainery.ca</text:p>
              </table:table-cell>
              <table:table-cell table:style-name="Table125.C3" office:value-type="string">
                <text:p text:style-name="P14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6">Speerville <text:s text:c="2"/></text:p>
                <text:p text:style-name="P15">Baking Powder </text:p>
                <text:p text:style-name="P9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3">200g</text:p>
              </table:table-cell>
              <table:table-cell table:style-name="Table126.A1" office:value-type="string">
                <text:p text:style-name="P26"/>
                <text:p text:style-name="P27">http://thegrainery.ca</text:p>
              </table:table-cell>
              <table:table-cell table:style-name="Table126.C3" office:value-type="currency" office:currency="CA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6">Speerville Imported <text:s/></text:p>
                <text:p text:style-name="P15">White Sea Salt </text:p>
                <text:p text:style-name="P9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3">500g</text:p>
              </table:table-cell>
              <table:table-cell table:style-name="Table127.A1" office:value-type="string">
                <text:p text:style-name="P26">(members $1.20) </text:p>
                <text:p text:style-name="P27">http://thegrainery.ca</text:p>
              </table:table-cell>
              <table:table-cell table:style-name="Table127.C3" office:value-type="string">
                <text:p text:style-name="P14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6">Speerville <text:s text:c="2"/></text:p>
                <text:p text:style-name="P15">Fine Grey Sea Salt </text:p>
                <text:p text:style-name="P9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3">500g</text:p>
              </table:table-cell>
              <table:table-cell table:style-name="Table128.A1" office:value-type="string">
                <text:p text:style-name="P26">(members $6.00) </text:p>
                <text:p text:style-name="P27">http://thegrainery.ca</text:p>
              </table:table-cell>
              <table:table-cell table:style-name="Table128.C3" office:value-type="string">
                <text:p text:style-name="P14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6">Just Us Imported Fair Trade </text:p>
                <text:p text:style-name="P16">Organic Raw Cane Sugar </text:p>
                <text:p text:style-name="P9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3">1000g</text:p>
              </table:table-cell>
              <table:table-cell table:style-name="Table129.A1" office:value-type="string">
                <text:p text:style-name="P26"/>
                <text:p text:style-name="P27">http://thegrainery.ca</text:p>
              </table:table-cell>
              <table:table-cell table:style-name="Table129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6">Speerville Imported <text:s/></text:p>
                <text:p text:style-name="P15">Coarse Grey Sea Salt </text:p>
                <text:p text:style-name="P9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3">500g</text:p>
              </table:table-cell>
              <table:table-cell table:style-name="Table130.A1" office:value-type="string">
                <text:p text:style-name="P26">(members $2.40) </text:p>
                <text:p text:style-name="P27">http://thegrainery.ca</text:p>
              </table:table-cell>
              <table:table-cell table:style-name="Table130.C3" office:value-type="string">
                <text:p text:style-name="P14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6"/>
                <text:p text:style-name="P6">Prana Biovegetaliens Imported <text:s/></text:p>
                <text:p text:style-name="P15"><text:s/><text:span text:style-name="T10">Raw Organic Almonds</text:span></text:p>
                <text:p text:style-name="P9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13">454g</text:p>
              </table:table-cell>
              <table:table-cell table:style-name="Table131.A1" office:value-type="string">
                <text:p text:style-name="P27">http://thegrainery.ca</text:p>
              </table:table-cell>
              <table:table-cell table:style-name="Table131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6"><text:s text:c="3"/></text:p>
                <text:p text:style-name="P7"><text:span text:style-name="T1">Tom's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3">g</text:p>
              </table:table-cell>
              <table:table-cell table:style-name="Table132.A1" office:value-type="string">
                <text:p text:style-name="P26">(members #DIV/0!) </text:p>
                <text:p text:style-name="P27">http://thegrainery.ca</text:p>
              </table:table-cell>
              <table:table-cell table:style-name="Table13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3">1g</text:p>
              </table:table-cell>
              <table:table-cell table:style-name="Table133.A1" office:value-type="string">
                <text:p text:style-name="P26">(members $5.20) </text:p>
                <text:p text:style-name="P27">http://thegrainery.ca</text:p>
              </table:table-cell>
              <table:table-cell table:style-name="Table133.C3" office:value-type="string">
                <text:p text:style-name="P14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3">g</text:p>
              </table:table-cell>
              <table:table-cell table:style-name="Table134.A1" office:value-type="string">
                <text:p text:style-name="P26">(members #DIV/0!) </text:p>
                <text:p text:style-name="P27">http://thegrainery.ca</text:p>
              </table:table-cell>
              <table:table-cell table:style-name="Table134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text:span text:style-name="T10"> </text:span></text:p>
                <text:p text:style-name="P9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13">500g</text:p>
              </table:table-cell>
              <table:table-cell table:style-name="Table135.A1" office:value-type="string">
                <text:p text:style-name="P26"/>
                <text:p text:style-name="P27">http://thegrainery.ca</text:p>
              </table:table-cell>
              <table:table-cell table:style-name="Table135.C3" office:value-type="string">
                <text:p text:style-name="P14"><text:span text:style-name="T10">$14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6">Country of Origin: Philippines</text:p>
                <text:p text:style-name="P7"><text:s/>Prana Biovegetaliens Unsweetened, Shredded</text:p>
                <text:p text:style-name="P20">Organic Coconut</text:p>
                <text:p text:style-name="P10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13">454g</text:p>
              </table:table-cell>
              <table:table-cell table:style-name="Table136.A1" office:value-type="string">
                <text:p text:style-name="P26"><text:s/></text:p>
                <text:p text:style-name="P27">http://thegrainery.ca</text:p>
              </table:table-cell>
              <table:table-cell table:style-name="Table136.C3" office:value-type="string">
                <text:p text:style-name="P14"><text:span text:style-name="T12">$4.5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13">250g</text:p>
              </table:table-cell>
              <table:table-cell table:style-name="Table137.A1" office:value-type="string">
                <text:p text:style-name="P26"><text:s/></text:p>
                <text:p text:style-name="P27">http://thegrainery.ca</text:p>
              </table:table-cell>
              <table:table-cell table:style-name="Table137.C3" office:value-type="string">
                <text:p text:style-name="P14"><text:span text:style-name="T10">$7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6"><text:s text:c="3"/></text:p>
                <text:p text:style-name="P15">Tom's deodorant stick </text:p>
                <text:p text:style-name="P9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3">g</text:p>
              </table:table-cell>
              <table:table-cell table:style-name="Table138.A1" office:value-type="string">
                <text:p text:style-name="P27">http://thegrainery.ca</text:p>
              </table:table-cell>
              <table:table-cell table:style-name="Table138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6"><text:s/></text:p>
                <text:p text:style-name="P6"><text:span text:style-name="T15">Prana Biovegetaliens Imported Organic</text:span><text:span text:style-name="T13"> </text:span><text:s/></text:p>
                <text:p text:style-name="P15"><text:s/><text:span text:style-name="T10">Calymirna Figs</text:span></text:p>
                <text:p text:style-name="P9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13">250g</text:p>
              </table:table-cell>
              <table:table-cell table:style-name="Table139.A1" office:value-type="string">
                <text:p text:style-name="P26"><text:s/></text:p>
                <text:p text:style-name="P27">http://thegrainery.ca</text:p>
              </table:table-cell>
              <table:table-cell table:style-name="Table139.C3" office:value-type="string">
                <text:p text:style-name="P14"><text:span text:style-name="T10">$3.90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6"><text:s text:c="3"/></text:p>
                <text:p text:style-name="P7"><text:span text:style-name="T1">Boate's Vinegar </text:span><text:span text:style-name="T2">95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3">g</text:p>
              </table:table-cell>
              <table:table-cell table:style-name="Table140.A1" office:value-type="string">
                <text:p text:style-name="P27">http://thegrainery.ca</text:p>
              </table:table-cell>
              <table:table-cell table:style-name="Table140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6"/>
                <text:p text:style-name="P6">Imported / Product of Indonesia</text:p>
                <text:p text:style-name="P18">Organic Raw Whole</text:p>
                <text:p text:style-name="P20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13">10 beans</text:p>
              </table:table-cell>
              <table:table-cell table:style-name="Table141.A1" office:value-type="string">
                <text:p text:style-name="P26"><text:s/></text:p>
                <text:p text:style-name="P27">http://thegrainery.ca</text:p>
              </table:table-cell>
              <table:table-cell table:style-name="Table141.C3" office:value-type="string">
                <text:p text:style-name="P14"><text:span text:style-name="T10">$7.5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6"/>
                <text:p text:style-name="P6">Imported / Product of Indonesia</text:p>
                <text:p text:style-name="P18">Organic Raw Whole</text:p>
                <text:p text:style-name="P20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13">3 beans</text:p>
              </table:table-cell>
              <table:table-cell table:style-name="Table142.A1" office:value-type="string">
                <text:p text:style-name="P26"><text:s/></text:p>
                <text:p text:style-name="P27">http://thegrainery.ca</text:p>
              </table:table-cell>
              <table:table-cell table:style-name="Table142.C3" office:value-type="string">
                <text:p text:style-name="P14"><text:span text:style-name="T10">$3.5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6">Country of Origin: Cote D'Ivoire</text:p>
                <text:p text:style-name="P6">Prana Biovegetaliens Imported</text:p>
                <text:p text:style-name="P20">Organic Cashews</text:p>
                <text:p text:style-name="P9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13">454 g</text:p>
              </table:table-cell>
              <table:table-cell table:style-name="Table143.A1" office:value-type="string">
                <text:p text:style-name="P27">http://thegrainery.ca</text:p>
              </table:table-cell>
              <table:table-cell table:style-name="Table143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6"><text:s/>Country of Origin: Cote D'Ivoire</text:p>
                <text:p text:style-name="P6">Prana Biovegetaliens Imported</text:p>
                <text:p text:style-name="P20">Organic Cashews</text:p>
                <text:p text:style-name="P9">(Blanched) <text:s text:c="3"/></text:p>
                <text:p text:style-name="P9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13">454g</text:p>
              </table:table-cell>
              <table:table-cell table:style-name="Table144.A1" office:value-type="string">
                <text:p text:style-name="P27"/>
                <text:p text:style-name="P27">http://thegrainery.ca</text:p>
              </table:table-cell>
              <table:table-cell table:style-name="Table144.C3" office:value-type="currency" office:currency="CAD" office:value="9.5">
                <text:p text:style-name="P14">$9.50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6">Boulangerie La Vendeenne Mahone Bay, NS Organic </text:p>
                <text:p text:style-name="P7"><text:span text:style-name="T1">Sourdough Rye </text:span><text:span text:style-name="T2">Bread</text:span></text:p>
                <text:p text:style-name="P9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3"/>
              </table:table-cell>
              <table:table-cell table:style-name="Table145.A1" office:value-type="string">
                <text:p text:style-name="P27">http://thegrainery.ca</text:p>
              </table:table-cell>
              <table:table-cell table:style-name="Table145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6">Boulangerie La Vendeenne Mahone Bay, NS Organic </text:p>
                <text:p text:style-name="P7"><text:span text:style-name="T1">Sourdough Froment </text:span><text:span text:style-name="T2">Bread</text:span></text:p>
                <text:p text:style-name="P9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3"/>
              </table:table-cell>
              <table:table-cell table:style-name="Table146.A1" office:value-type="string">
                <text:p text:style-name="P26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6">Boulangerie La Vendeenne Mahone Bay, NS Organic </text:p>
                <text:p text:style-name="P15">7 Grain Bread</text:p>
                <text:p text:style-name="P9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3"><text:s/></text:p>
              </table:table-cell>
              <table:table-cell table:style-name="Table147.A1" office:value-type="string">
                <text:p text:style-name="P26"><text:s/></text:p>
                <text:p text:style-name="P27">http://thegrainery.ca</text:p>
              </table:table-cell>
              <table:table-cell table:style-name="Table147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6">Boulangerie La Vendeenne Mahone Bay, NS Organic </text:p>
                <text:p text:style-name="P7"><text:span text:style-name="T1">Campagne(Country) <text:s/></text:span><text:span text:style-name="T2">Bread</text:span></text:p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3"/>
              </table:table-cell>
              <table:table-cell table:style-name="Table148.A1" office:value-type="string">
                <text:p text:style-name="P26"><text:s/></text:p>
                <text:p text:style-name="P27">http://thegrainery.ca</text:p>
              </table:table-cell>
              <table:table-cell table:style-name="Table148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6">Boulangerie La Vendeenne Mahone Bay, NS Organic </text:p>
                <text:p text:style-name="P15">Spelt Bran Bread</text:p>
                <text:p text:style-name="P9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3">750g</text:p>
              </table:table-cell>
              <table:table-cell table:style-name="Table149.A1" office:value-type="string">
                <text:p text:style-name="P26">(members $3.65) </text:p>
                <text:p text:style-name="P27">http://thegrainery.ca</text:p>
              </table:table-cell>
              <table:table-cell table:style-name="Table149.C3" office:value-type="string">
                <text:p text:style-name="P14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3">g</text:p>
              </table:table-cell>
              <table:table-cell table:style-name="Table150.A1" office:value-type="string">
                <text:p text:style-name="P26">(members $0.00) </text:p>
                <text:p text:style-name="P27">http://thegrainery.ca</text:p>
              </table:table-cell>
              <table:table-cell table:style-name="Table150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3">g</text:p>
              </table:table-cell>
              <table:table-cell table:style-name="Table151.A1" office:value-type="string">
                <text:p text:style-name="P26">(members $0.00) </text:p>
                <text:p text:style-name="P27">http://thegrainery.ca</text:p>
              </table:table-cell>
              <table:table-cell table:style-name="Table151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6">Sealife Seaplants Lower Sackville, NS <text:s/>Dark Harbour</text:p>
                <text:p text:style-name="P15">Dark Harbour Dulse </text:p>
                <text:p text:style-name="P9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3">40g</text:p>
              </table:table-cell>
              <table:table-cell table:style-name="Table152.A1" office:value-type="string">
                <text:p text:style-name="P26"/>
                <text:p text:style-name="P27">http://thegrainery.ca</text:p>
              </table:table-cell>
              <table:table-cell table:style-name="Table152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3">g</text:p>
              </table:table-cell>
              <table:table-cell table:style-name="Table153.A1" office:value-type="string">
                <text:p text:style-name="P26">(members $0.00) </text:p>
                <text:p text:style-name="P27">http://thegrainery.ca</text:p>
              </table:table-cell>
              <table:table-cell table:style-name="Table15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6"/>
                <text:p text:style-name="P6">Prana Biovegetalien Imported Organic Raw</text:p>
                <text:p text:style-name="P6"/>
                <text:p text:style-name="P21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3">230g</text:p>
              </table:table-cell>
              <table:table-cell table:style-name="Table154.A1" office:value-type="string">
                <text:p text:style-name="P28">http://thegrainery.ca</text:p>
              </table:table-cell>
              <table:table-cell table:style-name="Table1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6">ONFC Imported Organic </text:p>
                <text:p text:style-name="P15">Pecan Halves </text:p>
                <text:p text:style-name="P9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3">200g</text:p>
              </table:table-cell>
              <table:table-cell table:style-name="Table155.A1" office:value-type="string">
                <text:p text:style-name="P26"/>
                <text:p text:style-name="P27">http://thegrainery.ca</text:p>
              </table:table-cell>
              <table:table-cell table:style-name="Table155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6">ONFC Imported Organic </text:p>
                <text:p text:style-name="P15">Pistachios </text:p>
                <text:p text:style-name="P9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3">200g</text:p>
              </table:table-cell>
              <table:table-cell table:style-name="Table156.A1" office:value-type="string">
                <text:p text:style-name="P26">(members $3.50) </text:p>
                <text:p text:style-name="P27">http://thegrainery.ca</text:p>
              </table:table-cell>
              <table:table-cell table:style-name="Table156.C3" office:value-type="string">
                <text:p text:style-name="P14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6">ONFC Imported Organic </text:p>
                <text:p text:style-name="P15">Walnuts </text:p>
                <text:p text:style-name="P9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3">200g</text:p>
              </table:table-cell>
              <table:table-cell table:style-name="Table157.A1" office:value-type="string">
                <text:p text:style-name="P26">(members $3.60) </text:p>
                <text:p text:style-name="P27">http://thegrainery.ca</text:p>
              </table:table-cell>
              <table:table-cell table:style-name="Table157.C3" office:value-type="string">
                <text:p text:style-name="P14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6"><text:s text:c="3"/></text:p>
                <text:p text:style-name="P15">Organic</text:p>
                <text:p text:style-name="P15">Calimyrna Figs </text:p>
                <text:p text:style-name="P9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3">250g</text:p>
              </table:table-cell>
              <table:table-cell table:style-name="Table158.A1" office:value-type="string">
                <text:p text:style-name="P26"><text:s/></text:p>
                <text:p text:style-name="P27">http://thegrainery.ca</text:p>
              </table:table-cell>
              <table:table-cell table:style-name="Table158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6">Imported <text:s/></text:p>
                <text:p text:style-name="P15"><text:s/>Nutritional yeast </text:p>
                <text:p text:style-name="P9">Imparts a cheese-like flavour. <text:s/>Can be sprinkled on pizza, salads and popcorn and is used in many vegetarian recipes. </text:p>
                <text:p text:style-name="P9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3">100g</text:p>
              </table:table-cell>
              <table:table-cell table:style-name="Table159.A1" office:value-type="string">
                <text:p text:style-name="P26"/>
                <text:p text:style-name="P27">http://thegrainery.ca</text:p>
              </table:table-cell>
              <table:table-cell table:style-name="Table159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6">Imported <text:s/>* Red Star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3">150g</text:p>
              </table:table-cell>
              <table:table-cell table:style-name="Table160.A1" office:value-type="string">
                <text:p text:style-name="P26"/>
                <text:p text:style-name="P27">http://thegrainery.ca</text:p>
              </table:table-cell>
              <table:table-cell table:style-name="Table160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  <text:p text:style-name="P4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6">Imported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3">500g</text:p>
              </table:table-cell>
              <table:table-cell table:style-name="Table161.A1" office:value-type="string">
                <text:p text:style-name="P28">http://thegrainery.ca</text:p>
              </table:table-cell>
              <table:table-cell table:style-name="Table161.C3" office:value-type="string">
                <text:p text:style-name="P14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6">Imported <text:s text:c="2"/></text:p>
                <text:p text:style-name="P15"><text:s/><text:span text:style-name="T9">Lima Beans</text:span></text:p>
                <text:p text:style-name="P6">Awesome in soups!</text:p>
                <text:p text:style-name="P9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3">454g</text:p>
              </table:table-cell>
              <table:table-cell table:style-name="Table162.A1" office:value-type="string">
                <text:p text:style-name="P26"/>
                <text:p text:style-name="P27">http://thegrainery.ca</text:p>
              </table:table-cell>
              <table:table-cell table:style-name="Table162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4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9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9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3"/>
              </table:table-cell>
              <table:table-cell table:style-name="Table163.A1" table:number-columns-spanned="2" office:value-type="string">
                <text:p text:style-name="P26"/>
              </table:table-cell>
              <table:covered-table-cell/>
              <table:table-cell table:style-name="Table163.D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6">Organic <text:s text:c="2"/></text:p>
                <text:p text:style-name="P15">Whole Green Peas </text:p>
                <text:p text:style-name="P9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3">454g</text:p>
              </table:table-cell>
              <table:table-cell table:style-name="Table164.A1" office:value-type="string">
                <text:p text:style-name="P26"/>
                <text:p text:style-name="P27">http://thegrainery.ca</text:p>
              </table:table-cell>
              <table:table-cell table:style-name="Table164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3">g</text:p>
              </table:table-cell>
              <table:table-cell table:style-name="Table165.A1" office:value-type="string">
                <text:p text:style-name="P26">(members $0.00) </text:p>
                <text:p text:style-name="P27">http://thegrainery.ca</text:p>
              </table:table-cell>
              <table:table-cell table:style-name="Table165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6"><text:s text:c="3"/></text:p>
                <text:p text:style-name="P6">Prana Biovegetaliens Organic</text:p>
                <text:p text:style-name="P15">Dark Chocolate Chips</text:p>
                <text:p text:style-name="P7">Certified Organic <text:span text:style-name="T22">• 70% Dark Chocolate</text:span></text:p>
                <text:p text:style-name="P9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3">300g</text:p>
              </table:table-cell>
              <table:table-cell table:style-name="Table166.A1" office:value-type="string">
                <text:p text:style-name="P26"><text:s/></text:p>
                <text:p text:style-name="P27">http://thegrainery.ca</text:p>
              </table:table-cell>
              <table:table-cell table:style-name="Table166.C3" office:value-type="currency" office:currency="CAD" office:value="7.5">
                <text:p text:style-name="P14">$7.50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3">g</text:p>
              </table:table-cell>
              <table:table-cell table:style-name="Table167.A1" office:value-type="string">
                <text:p text:style-name="P26">(members $0.00) </text:p>
                <text:p text:style-name="P27">http://thegrainery.ca</text:p>
              </table:table-cell>
              <table:table-cell table:style-name="Table167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6">Prana Biovegetaliens Organic</text:p>
                <text:p text:style-name="P6"><text:span text:style-name="T1">Dried Cherries</text:span> </text:p>
                <text:p text:style-name="P7">sweetened with apple juice</text:p>
                <text:p text:style-name="P9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3">150g</text:p>
              </table:table-cell>
              <table:table-cell table:style-name="Table168.A1" office:value-type="string">
                <text:p text:style-name="P26"/>
                <text:p text:style-name="P27">http://thegrainery.ca</text:p>
              </table:table-cell>
              <table:table-cell table:style-name="Table168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6">Boulangerie La Vendeenne Mahone Bay, NS Organic </text:p>
                <text:p text:style-name="P6"/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3"/>
              </table:table-cell>
              <table:table-cell table:style-name="Table171.A1" office:value-type="string">
                <text:p text:style-name="P26"><text:s/></text:p>
                <text:p text:style-name="P27">http://thegrainery.ca</text:p>
              </table:table-cell>
              <table:table-cell table:style-name="Table171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170" text:anchor-type="page" text:anchor-page-number="260" svg:x="0.799cm" svg:y="4.542cm" svg:width="8.52cm" draw:z-index="169">
        <draw:text-box fo:min-height="3.692cm">
          <table:table table:name="Table191" table:style-name="Table191">
            <table:table-column table:style-name="Table191.A"/>
            <table:table-column table:style-name="Table191.B"/>
            <table:table-column table:style-name="Table191.C"/>
            <table:table-row table:style-name="Table191.1">
              <table:table-cell table:style-name="Table1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1.2">
              <table:table-cell table:style-name="Table191.A2" table:number-columns-spanned="3" office:value-type="string">
                <text:p text:style-name="P6"/>
                <text:p text:style-name="P6">Prana Biovegetaliens Imported <text:s/></text:p>
                <text:p text:style-name="P15"><text:s/><text:span text:style-name="T10">Raw Organic Almonds</text:span></text:p>
                <text:p text:style-name="P9"/>
              </table:table-cell>
              <table:covered-table-cell/>
              <table:covered-table-cell/>
            </table:table-row>
            <table:table-row table:style-name="Table191.3">
              <table:table-cell table:style-name="Table191.A1" office:value-type="string">
                <text:p text:style-name="P13">454g</text:p>
              </table:table-cell>
              <table:table-cell table:style-name="Table191.A1" office:value-type="string">
                <text:p text:style-name="P27">http://thegrainery.ca</text:p>
              </table:table-cell>
              <table:table-cell table:style-name="Table191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71" text:anchor-type="page" text:anchor-page-number="4" svg:x="0.621cm" svg:y="4.542cm" svg:width="8.52cm" draw:z-index="170">
        <draw:text-box fo:min-height="3.457cm">
          <table:table table:name="Table203" table:style-name="Table203">
            <table:table-column table:style-name="Table203.A"/>
            <table:table-column table:style-name="Table203.B"/>
            <table:table-column table:style-name="Table203.C"/>
            <table:table-row table:style-name="Table203.1">
              <table:table-cell table:style-name="Table20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3.2">
              <table:table-cell table:style-name="Table203.A2" table:number-columns-spanned="3" office:value-type="string">
                <text:p text:style-name="P6"><text:s text:c="3"/></text:p>
                <text:p text:style-name="P67">Veggie Samosa</text:p>
                <text:p text:style-name="P9"/>
                <text:p text:style-name="P9">from Staff of Life</text:p>
              </table:table-cell>
              <table:covered-table-cell/>
              <table:covered-table-cell/>
            </table:table-row>
            <table:table-row table:style-name="Table203.3">
              <table:table-cell table:style-name="Table203.A1" office:value-type="string">
                <text:p text:style-name="P3"/>
              </table:table-cell>
              <table:table-cell table:style-name="Table203.A1" office:value-type="string">
                <text:p text:style-name="P29">http://thegrainery.ca</text:p>
              </table:table-cell>
              <table:table-cell table:style-name="Table203.C3" office:value-type="currency" office:currency="CAD" office:value="1.75">
                <text:p text:style-name="P14">$1.75</text:p>
              </table:table-cell>
            </table:table-row>
          </table:table>
          <text:p text:style-name="P1"/>
        </draw:text-box>
      </draw:frame>
      <text:p text:style-name="P52"/>
      <table:table table:name="Table186" table:style-name="Table186">
        <table:table-column table:style-name="Table186.A"/>
        <table:table-column table:style-name="Table186.B"/>
        <table:table-column table:style-name="Table186.C"/>
        <text:soft-page-break/>
        <table:table-row table:style-name="Table186.1">
          <table:table-cell table:style-name="Table186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86.2">
          <table:table-cell table:style-name="Table186.A2" table:number-columns-spanned="3" office:value-type="string">
            <text:list xml:id="list34352270" text:style-name="L1">
              <text:list-header>
                <text:p text:style-name="P60"><text:span text:style-name="T8">2.5kg S-Ville <text:line-break/>Rye Flour</text:span><text:span text:style-name="T8"> </text:span></text:p>
              </text:list-header>
            </text:list>
            <text:p text:style-name="P9"/>
          </table:table-cell>
          <table:covered-table-cell/>
          <table:covered-table-cell/>
        </table:table-row>
        <table:table-row table:style-name="Table186.3">
          <table:table-cell table:style-name="Table186.A1" office:value-type="string">
            <text:p text:style-name="P3"><text:s text:c="2"/></text:p>
          </table:table-cell>
          <table:table-cell table:style-name="Table186.A1" office:value-type="string">
            <text:p text:style-name="P26"/>
            <text:p text:style-name="P27">http://thegrainery.ca</text:p>
          </table:table-cell>
          <table:table-cell table:style-name="Table186.C3">
            <text:p text:style-name="P14"/>
          </table:table-cell>
        </table:table-row>
      </table:table>
      <text:p text:style-name="P48"><text:soft-page-break/></text:p>
      <text:p text:style-name="P48"><text:soft-page-break/></text:p>
      <table:table table:name="Table193" table:style-name="Table193">
        <table:table-column table:style-name="Table193.A"/>
        <table:table-column table:style-name="Table193.B"/>
        <table:table-column table:style-name="Table193.C"/>
        <table:table-row table:style-name="Table193.1">
          <table:table-cell table:style-name="Table193.A1" table:number-columns-spanned="3" office:value-type="string">
            <text:p text:style-name="P4"><text:soft-page-break/>Http://thegrainery.ca/preorders</text:p>
          </table:table-cell>
          <table:covered-table-cell/>
          <table:covered-table-cell/>
        </table:table-row>
        <table:table-row table:style-name="Table193.2">
          <table:table-cell table:style-name="Table193.A2" table:number-columns-spanned="3" office:value-type="string">
            <text:p text:style-name="P24">Grainery Food Co-op</text:p>
            <text:p text:style-name="P20">Organic Navy Beans<text:line-break/><text:span text:style-name="T2"> </text:span></text:p>
          </table:table-cell>
          <table:covered-table-cell/>
          <table:covered-table-cell/>
        </table:table-row>
        <table:table-row table:style-name="Table193.3">
          <table:table-cell table:style-name="Table193.A1" office:value-type="string">
            <text:p text:style-name="P3">454g</text:p>
          </table:table-cell>
          <table:table-cell table:style-name="Table193.A1" office:value-type="string">
            <text:p text:style-name="P27"/>
          </table:table-cell>
          <table:table-cell table:style-name="Table193.C3" office:value-type="currency" office:currency="CAD" office:value="3.5">
            <text:p text:style-name="P14">$3.50</text:p>
          </table:table-cell>
        </table:table-row>
      </table:table>
      <text:p text:style-name="Standard"><text:soft-page-break/></text:p>
      <table:table table:name="Table183" table:style-name="Table183">
        <table:table-column table:style-name="Table183.A"/>
        <table:table-column table:style-name="Table183.B"/>
        <table:table-column table:style-name="Table183.C"/>
        <text:soft-page-break/>
        <table:table-row table:style-name="Table183.1">
          <table:table-cell table:style-name="Table183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3.2">
          <table:table-cell table:style-name="Table183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3.3">
          <table:table-cell table:style-name="Table183.A1" office:value-type="string">
            <text:p text:style-name="P3"><text:s text:c="5"/>227g</text:p>
          </table:table-cell>
          <table:table-cell table:style-name="Table183.A1" office:value-type="string">
            <text:p text:style-name="P26"/>
            <text:p text:style-name="P27">http://thegrainery.ca</text:p>
          </table:table-cell>
          <table:table-cell table:style-name="Table183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4" table:style-name="Table184">
        <table:table-column table:style-name="Table184.A"/>
        <table:table-column table:style-name="Table184.B"/>
        <table:table-column table:style-name="Table184.C"/>
        <text:soft-page-break/>
        <table:table-row table:style-name="Table184.1">
          <table:table-cell table:style-name="Table184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4.2">
          <table:table-cell table:style-name="Table184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4.3">
          <table:table-cell table:style-name="Table184.A1" office:value-type="string">
            <text:p text:style-name="P3"><text:s text:c="5"/>227g</text:p>
          </table:table-cell>
          <table:table-cell table:style-name="Table184.A1" office:value-type="string">
            <text:p text:style-name="P26"/>
            <text:p text:style-name="P27">http://thegrainery.ca</text:p>
          </table:table-cell>
          <table:table-cell table:style-name="Table184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2" table:style-name="Table182">
        <table:table-column table:style-name="Table182.A"/>
        <table:table-column table:style-name="Table182.B"/>
        <table:table-column table:style-name="Table182.C"/>
        <text:soft-page-break/>
        <table:table-row table:style-name="Table182.1">
          <table:table-cell table:style-name="Table182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25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82.2">
          <table:table-cell table:style-name="Table182.A2" table:number-columns-spanned="3" office:value-type="string">
            <text:p text:style-name="P6">Speerville Imported Organic Brown</text:p>
            <text:p text:style-name="P15">Long Grain Brown Rice</text:p>
            <text:p text:style-name="P9">Long and narrow brown rice. Cooks up light and fluffy!</text:p>
          </table:table-cell>
          <table:covered-table-cell/>
          <table:covered-table-cell/>
        </table:table-row>
        <table:table-row table:style-name="Table182.3">
          <table:table-cell table:style-name="Table182.A1" office:value-type="string">
            <text:p text:style-name="P3">750g</text:p>
          </table:table-cell>
          <table:table-cell table:style-name="Table182.A1" office:value-type="string">
            <text:p text:style-name="P26"/>
            <text:p text:style-name="P27">http://thegrainery.ca</text:p>
          </table:table-cell>
          <table:table-cell table:style-name="Table182.C3" office:value-type="string">
            <text:p text:style-name="P14">$4.50 </text:p>
          </table:table-cell>
        </table:table-row>
      </table:table>
      <text:p text:style-name="P55"><text:soft-page-break/><text:s text:c="4"/>Yum Bakery – Wolfville</text:p>
      <text:p text:style-name="Standard"><text:span text:style-name="T11"><text:s text:c="3"/>REGULAR GRANOLA</text:span><text:line-break/> <text:s text:c="3"/>Ingredients: rolled oats, honey, coconut, <text:line-break/> <text:s text:c="3"/>peanuts, raisins, wheat germ, sunflower <text:line-break/> <text:s text:c="3"/>seeds, canola oil, wheat bran, salt</text:p>
      <text:p text:style-name="P40"><text:span text:style-name="T10"><text:s text:c="3"/>454g</text:span> <text:s text:c="54"/><text:span text:style-name="T10">$4.50</text:span></text:p>
      <text:p text:style-name="P38"/>
      <text:p text:style-name="P55"/>
      <text:p text:style-name="P43"><text:a xlink:type="simple" xlink:href="http://thegrainery.ca/preorders">http:thegrainery.ca/preorders</text:a></text:p>
      <text:p text:style-name="P43"/>
      <text:p text:style-name="P37"><text:span text:style-name="T1"><text:s text:c="5"/></text:span><text:span text:style-name="T21">Daniel Morrison</text:span><text:span text:style-name="T17"> <text:s text:c="3"/></text:span></text:p>
      <text:p text:style-name="P44"><text:s text:c="23"/></text:p>
      <text:p text:style-name="P37"><text:span text:style-name="T1"><text:s text:c="4"/></text:span><text:span text:style-name="T17"><text:s/>8</text:span><text:span text:style-name="T10"> kg </text:span><text:span text:style-name="T13">Organic</text:span><text:span text:style-name="T10"> New Found Oatmeal</text:span><text:span text:style-name="T17"> </text:span><text:span text:style-name="T10"><text:s text:c="72"/><text:tab/><text:tab/> <text:s text:c="12"/>$23.93</text:span></text:p>
      <text:p text:style-name="P56"><text:soft-page-break/>Yum Bakery – Wolfville</text:p>
      <text:p text:style-name="P37"><text:span text:style-name="T11">REGULAR GRANOLA</text:span><text:line-break/>Ingredients: rolled oats, honey, coconut, peanuts, raisins, wheat germ, sunflower seeds, canola oil, wheat bran, salt</text:p>
      <text:p text:style-name="P37"><text:span text:style-name="T10">454g</text:span> <text:s text:c="54"/><text:span text:style-name="T10">$4.50</text:span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3"><text:s text:c="5"/>227g</text:p>
          </table:table-cell>
          <table:table-cell table:style-name="Table175.A1" office:value-type="string">
            <text:p text:style-name="P26"/>
            <text:p text:style-name="P27">http://thegrainery.ca</text:p>
          </table:table-cell>
          <table:table-cell table:style-name="Table175.C3" office:value-type="currency" office:currency="USD" office:value="4.5">
            <text:p text:style-name="P14">$4.50</text:p>
          </table:table-cell>
        </table:table-row>
      </table:table>
      <text:p text:style-name="P55"/>
      <text:p text:style-name="Standard"><text:soft-page-break/></text:p>
      <text:p text:style-name="Standard"><text:s text:c="10"/><text:span text:style-name="T19"><text:s/>Andrew Quon's <text:line-break/> <text:s text:c="15"/>Pre-orders</text:span></text:p>
      <text:p text:style-name="P55"/>
      <text:p text:style-name="P4"><text:soft-page-break/>2385 Agricola St., Halifax, Nova Scotia <text:s text:c="11"/></text:p>
      <text:p text:style-name="P4"><text:s text:c="21"/>(902) 446-3301</text:p>
      <text:p text:style-name="P5">The Grainery Food Co-op</text:p>
      <text:p text:style-name="P4">also open Saturdays at the Halifax Seaport Farmer's Market Pier 20<text:span text:style-name="T2"> Imported Organic </text:span></text:p>
      <text:p text:style-name="P15">Black Chia Seed</text:p>
      <text:p text:style-name="P12">from Mexico </text:p>
      <text:p text:style-name="P12"/>
      <table:table table:name="Table187" table:style-name="Table187">
        <table:table-column table:style-name="Table187.A"/>
        <table:table-column table:style-name="Table187.B"/>
        <table:table-column table:style-name="Table187.C"/>
        <table:table-row table:style-name="Table187.1">
          <table:table-cell table:style-name="Table187.A1" office:value-type="string">
            <text:p text:style-name="P3"><text:s text:c="3"/>300g</text:p>
          </table:table-cell>
          <table:table-cell table:style-name="Table187.A1" office:value-type="string">
            <text:p text:style-name="P26"><text:s/></text:p>
            <text:p text:style-name="P27">http://thegrainery.ca</text:p>
          </table:table-cell>
          <table:table-cell table:style-name="Table187.C1" office:value-type="currency" office:currency="CAD" office:value="4.3">
            <text:p text:style-name="P14">$4.30</text:p>
          </table:table-cell>
        </table:table-row>
      </table:table>
      <text:p text:style-name="Standard"/>
      <table:table table:name="Table185" table:style-name="Table185">
        <table:table-column table:style-name="Table185.A"/>
        <table:table-column table:style-name="Table185.B"/>
        <table:table-column table:style-name="Table185.C"/>
        <table:table-row table:style-name="Table185.1">
          <table:table-cell table:style-name="Table18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5.2">
          <table:table-cell table:style-name="Table18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5.3">
          <table:table-cell table:style-name="Table185.A1" office:value-type="string">
            <text:p text:style-name="P3"><text:s text:c="5"/>227g</text:p>
          </table:table-cell>
          <table:table-cell table:style-name="Table185.A1" office:value-type="string">
            <text:p text:style-name="P26"/>
            <text:p text:style-name="P27">http://thegrainery.ca</text:p>
          </table:table-cell>
          <table:table-cell table:style-name="Table185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1" table:style-name="Table181">
        <table:table-column table:style-name="Table181.A"/>
        <table:table-column table:style-name="Table181.B"/>
        <table:table-column table:style-name="Table181.C"/>
        <text:soft-page-break/>
        <table:table-row table:style-name="Table181.1">
          <table:table-cell table:style-name="Table181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  <text:p text:style-name="P4"/>
          </table:table-cell>
          <table:covered-table-cell/>
          <table:covered-table-cell/>
        </table:table-row>
        <table:table-row table:style-name="Table181.2">
          <table:table-cell table:style-name="Table181.A2" table:number-columns-spanned="3" office:value-type="string">
            <text:p text:style-name="P16"/>
            <text:p text:style-name="P9"><text:span text:style-name="T19">Soldier Beans<text:line-break/></text:span><text:span text:style-name="T2">Grown in Nova Scotia</text:span></text:p>
          </table:table-cell>
          <table:covered-table-cell/>
          <table:covered-table-cell/>
        </table:table-row>
        <table:table-row table:style-name="Table181.3">
          <table:table-cell table:style-name="Table181.A1" office:value-type="string">
            <text:p text:style-name="P3">454g</text:p>
          </table:table-cell>
          <table:table-cell table:style-name="Table181.A1" office:value-type="string">
            <text:p text:style-name="P27">http://thegrainery.ca</text:p>
          </table:table-cell>
          <table:table-cell table:style-name="Table181.C3" office:value-type="currency" office:currency="CAD" office:value="3.5">
            <text:p text:style-name="P14">$3.50</text:p>
          </table:table-cell>
        </table:table-row>
      </table:table>
      <text:p text:style-name="P55"/>
      <text:p text:style-name="P45"><text:soft-page-break/>MKT</text:p>
      <table:table table:name="Table190" table:style-name="Table190">
        <table:table-column table:style-name="Table190.A"/>
        <table:table-column table:style-name="Table190.B"/>
        <table:table-column table:style-name="Table190.C"/>
        <table:table-row table:style-name="Table190.1">
          <table:table-cell table:style-name="Table19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0.2">
          <table:table-cell table:style-name="Table190.A2" table:number-columns-spanned="3" office:value-type="string">
            <text:p text:style-name="P6"><text:s/>Imported Organic </text:p>
            <text:p text:style-name="P15">Green Lentils </text:p>
            <text:p text:style-name="P9">Good for sprouting, soups, lentil loaf and burgers!</text:p>
          </table:table-cell>
          <table:covered-table-cell/>
          <table:covered-table-cell/>
        </table:table-row>
        <table:table-row table:style-name="Table190.3">
          <table:table-cell table:style-name="Table190.A1" office:value-type="string">
            <text:p text:style-name="P3">454g</text:p>
          </table:table-cell>
          <table:table-cell table:style-name="Table190.A1" office:value-type="string">
            <text:p text:style-name="P26"/>
            <text:p text:style-name="P27">http://thegrainery.ca</text:p>
          </table:table-cell>
          <table:table-cell table:style-name="Table190.C3" office:value-type="currency" office:currency="USD" office:value="3.5">
            <text:p text:style-name="P14">$3.50</text:p>
          </table:table-cell>
        </table:table-row>
      </table:table>
      <text:p text:style-name="P55"/>
      <text:p text:style-name="Standard"><text:soft-page-break/></text:p>
      <text:p text:style-name="P55"/>
      <text:p text:style-name="Standard"><text:soft-page-break/></text:p>
      <table:table table:name="Table194" table:style-name="Table194">
        <table:table-column table:style-name="Table194.A"/>
        <table:table-column table:style-name="Table194.B"/>
        <table:table-column table:style-name="Table194.C"/>
        <table:table-row table:style-name="Table194.1">
          <table:table-cell table:style-name="Table194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4.2">
          <table:table-cell table:style-name="Table194.A2" table:number-columns-spanned="3" office:value-type="string">
            <text:p text:style-name="P6"><text:s/>Imported Organic </text:p>
            <text:p text:style-name="P15">Red Lentils </text:p>
            <text:p text:style-name="P9"/>
          </table:table-cell>
          <table:covered-table-cell/>
          <table:covered-table-cell/>
        </table:table-row>
        <table:table-row table:style-name="Table194.3">
          <table:table-cell table:style-name="Table194.A1" office:value-type="string">
            <text:p text:style-name="P3">454g</text:p>
          </table:table-cell>
          <table:table-cell table:style-name="Table194.A1" office:value-type="string">
            <text:p text:style-name="P26"/>
            <text:p text:style-name="P27">http://thegrainery.ca</text:p>
          </table:table-cell>
          <table:table-cell table:style-name="Table194.C3" office:value-type="currency" office:currency="USD" office:value="4.75">
            <text:p text:style-name="P14">$4.75</text:p>
          </table:table-cell>
        </table:table-row>
      </table:table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6"><text:s/>Locally grown!</text:p>
            <text:p text:style-name="P15">Soldier Beans <text:line-break/><text:span text:style-name="T16">This delicious large kidney-shaped heritage bean with its soft skin is</text:span></text:p>
            <text:p text:style-name="P39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3"><text:s text:c="3"/>454g</text:p>
          </table:table-cell>
          <table:table-cell table:style-name="Table172.A1" office:value-type="string">
            <text:p text:style-name="P26"/>
            <text:p text:style-name="P27">http://thegrainery.ca</text:p>
          </table:table-cell>
          <table:table-cell table:style-name="Table172.C3" office:value-type="currency" office:currency="USD" office:value="3.5">
            <text:p text:style-name="P14">$3.50</text:p>
          </table:table-cell>
        </table:table-row>
      </table:table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able:table table:name="Table189" table:style-name="Table189">
        <table:table-column table:style-name="Table189.A"/>
        <table:table-column table:style-name="Table189.B"/>
        <table:table-column table:style-name="Table189.C"/>
        <table:table-row table:style-name="Table189.1">
          <table:table-cell table:style-name="Table18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9.2">
          <table:table-cell table:style-name="Table189.A2" table:number-columns-spanned="3" office:value-type="string">
            <text:p text:style-name="P6">Longspell Point Farm Organic Local</text:p>
            <text:p text:style-name="P15">All-Purpose Flour</text:p>
            <text:p text:style-name="P9">550 grade flour</text:p>
          </table:table-cell>
          <table:covered-table-cell/>
          <table:covered-table-cell/>
        </table:table-row>
        <table:table-row table:style-name="Table189.3">
          <table:table-cell table:style-name="Table189.A1" office:value-type="string">
            <text:p text:style-name="P3">2500g</text:p>
          </table:table-cell>
          <table:table-cell table:style-name="Table189.A1" office:value-type="string">
            <text:p text:style-name="P26"><text:s/></text:p>
            <text:p text:style-name="P27">http://thegrainery.ca</text:p>
          </table:table-cell>
          <table:table-cell table:style-name="Table189.C3" office:value-type="currency" office:currency="USD" office:value="5.45">
            <text:p text:style-name="P14">$5.45</text:p>
          </table:table-cell>
        </table:table-row>
      </table:table>
      <text:p text:style-name="Standard"><text:soft-page-break/></text:p>
      <table:table table:name="Table188" table:style-name="Table188">
        <table:table-column table:style-name="Table188.A"/>
        <table:table-column table:style-name="Table188.B"/>
        <table:table-column table:style-name="Table188.C"/>
        <text:soft-page-break/>
        <table:table-row table:style-name="Table188.1">
          <table:table-cell table:style-name="Table18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8.2">
          <table:table-cell table:style-name="Table188.A2" table:number-columns-spanned="3" office:value-type="string">
            <text:p text:style-name="P6">Longspell Point Farm Organic Local</text:p>
            <text:p text:style-name="P15">White Whole Wheat Flour </text:p>
            <text:p text:style-name="P9">1700 grade flour.</text:p>
          </table:table-cell>
          <table:covered-table-cell/>
          <table:covered-table-cell/>
        </table:table-row>
        <table:table-row table:style-name="Table188.3">
          <table:table-cell table:style-name="Table188.A1" office:value-type="string">
            <text:p text:style-name="P3">2500g</text:p>
          </table:table-cell>
          <table:table-cell table:style-name="Table188.A1" office:value-type="string">
            <text:p text:style-name="P26"><text:s/></text:p>
            <text:p text:style-name="P27">http://thegrainery.ca</text:p>
          </table:table-cell>
          <table:table-cell table:style-name="Table188.C3" office:value-type="currency" office:currency="USD" office:value="4.9">
            <text:p text:style-name="P14">$4.90</text:p>
          </table:table-cell>
        </table:table-row>
      </table:table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6">Speerville Maritimes Organic <text:s/>Heritage </text:p>
            <text:p text:style-name="P15">Red Fife Wheat Flour </text:p>
            <text:p text:style-name="P9"><text:s text:c="4"/>Locally Grown! This is the parent variety of all modern wheat varieties <text:s text:c="4"/></text:p>
            <text:p text:style-name="P9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3"><text:s text:c="4"/>2000g</text:p>
          </table:table-cell>
          <table:table-cell table:style-name="Table170.A1" office:value-type="string">
            <text:p text:style-name="P26"><text:s/></text:p>
            <text:p text:style-name="P27">http://thegrainery.ca</text:p>
          </table:table-cell>
          <table:table-cell table:style-name="Table170.C3" office:value-type="currency" office:currency="USD" office:value="6.25">
            <text:p text:style-name="P14">$6.25</text:p>
          </table:table-cell>
        </table:table-row>
      </table:table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Flakes</text:p>
      <text:p text:style-name="Standard"/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able:table table:name="Table197" table:style-name="Table197">
        <table:table-column table:style-name="Table197.A"/>
        <table:table-column table:style-name="Table197.B"/>
        <table:table-column table:style-name="Table197.C"/>
        <table:table-row table:style-name="Table197.1">
          <table:table-cell table:style-name="Table197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7.2">
          <table:table-cell table:style-name="Table197.A2" table:number-columns-spanned="3" office:value-type="string">
            <text:p text:style-name="P9">Locally made! </text:p>
            <text:p text:style-name="P15">Rawthentic Chocolate</text:p>
            <text:p text:style-name="P6">Fudge <text:s text:c="10"/>$ 4.25</text:p>
            <text:p text:style-name="P6">Small Bars <text:s text:c="3"/>$ 3.00</text:p>
            <text:p text:style-name="P6">Large Bars <text:s text:c="3"/>$ 5.00</text:p>
          </table:table-cell>
          <table:covered-table-cell/>
          <table:covered-table-cell/>
        </table:table-row>
        <table:table-row table:style-name="Table197.3">
          <table:table-cell table:style-name="Table197.A1" office:value-type="string">
            <text:p text:style-name="P3"/>
          </table:table-cell>
          <table:table-cell table:style-name="Table197.A1" office:value-type="string">
            <text:p text:style-name="P27">http://thegrainery.ca</text:p>
          </table:table-cell>
          <table:table-cell table:style-name="Table197.C3">
            <text:p text:style-name="P14"/>
          </table:table-cell>
        </table:table-row>
      </table:table>
      <text:p text:style-name="Standard"><text:soft-page-break/></text:p>
      <table:table table:name="Table196" table:style-name="Table196">
        <table:table-column table:style-name="Table196.A"/>
        <table:table-column table:style-name="Table196.B"/>
        <table:table-column table:style-name="Table196.C"/>
        <text:soft-page-break/>
        <table:table-row table:style-name="Table196.1">
          <table:table-cell table:style-name="Table196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6.2">
          <table:table-cell table:style-name="Table196.A2" table:number-columns-spanned="3" office:value-type="string">
            <text:p text:style-name="P9">Crowbar Real Foods</text:p>
            <text:p text:style-name="P15">Crowbars</text:p>
            <text:p text:style-name="P6">Delicious! Vegan! Real Food!</text:p>
            <text:p text:style-name="P6">Energy Bar</text:p>
          </table:table-cell>
          <table:covered-table-cell/>
          <table:covered-table-cell/>
        </table:table-row>
        <table:table-row table:style-name="Table196.3">
          <table:table-cell table:style-name="Table196.A1" office:value-type="string">
            <text:p text:style-name="P3">125g</text:p>
          </table:table-cell>
          <table:table-cell table:style-name="Table196.A1" office:value-type="string">
            <text:p text:style-name="P27">http://thegrainery.ca</text:p>
          </table:table-cell>
          <table:table-cell table:style-name="Table196.C3" office:value-type="currency" office:currency="USD" office:value="4">
            <text:p text:style-name="P14">$4.00</text:p>
          </table:table-cell>
        </table:table-row>
      </table:table>
      <text:p text:style-name="P55"/>
      <text:p text:style-name="P9"><text:soft-page-break/></text:p>
      <table:table table:name="Table195" table:style-name="Table195">
        <table:table-column table:style-name="Table195.A"/>
        <table:table-column table:style-name="Table195.B"/>
        <table:table-column table:style-name="Table195.C"/>
        <table:table-row table:style-name="Table195.1">
          <table:table-cell table:style-name="Table195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5.2">
          <table:table-cell table:style-name="Table195.A2" table:number-columns-spanned="3" office:value-type="string">
            <text:p text:style-name="P9">Just Us! Coffee Roasters</text:p>
            <text:p text:style-name="P15">Dark, Milk, or White Chocolate</text:p>
            <text:p text:style-name="P9">Fair Trade</text:p>
            <text:p text:style-name="P9">Organic</text:p>
            <text:p text:style-name="P6"/>
          </table:table-cell>
          <table:covered-table-cell/>
          <table:covered-table-cell/>
        </table:table-row>
        <table:table-row table:style-name="Table195.3">
          <table:table-cell table:style-name="Table195.A1" office:value-type="string">
            <text:p text:style-name="P3">100g</text:p>
          </table:table-cell>
          <table:table-cell table:style-name="Table195.A1" office:value-type="string">
            <text:p text:style-name="P27">http://thegrainery.ca</text:p>
          </table:table-cell>
          <table:table-cell table:style-name="Table195.C3" office:value-type="currency" office:currency="USD" office:value="4">
            <text:p text:style-name="P14">$4.00</text:p>
          </table:table-cell>
        </table:table-row>
      </table:table>
      <text:p text:style-name="P55"/>
      <text:p text:style-name="Standard"><text:soft-page-break/></text:p>
      <table:table table:name="Table202" table:style-name="Table202">
        <table:table-column table:style-name="Table202.A"/>
        <table:table-column table:style-name="Table202.B"/>
        <table:table-column table:style-name="Table202.C"/>
        <table:table-row table:style-name="Table202.1">
          <table:table-cell table:style-name="Table202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202.2">
          <table:table-cell table:style-name="Table202.A2" table:number-columns-spanned="3" office:value-type="string">
            <text:p text:style-name="P9">Just Us! Coffee Roasters</text:p>
            <text:p text:style-name="P15">Dark Chocolate Couverture</text:p>
            <text:p text:style-name="P9">70% Dark Chocolate - Fair Trade - Organic</text:p>
            <text:p text:style-name="P9">Awesome for baking!!</text:p>
            <text:p text:style-name="P9">(Assorted Weights - $ 2.10/100g)</text:p>
            <text:p text:style-name="P6"/>
          </table:table-cell>
          <table:covered-table-cell/>
          <table:covered-table-cell/>
        </table:table-row>
        <table:table-row table:style-name="Table202.3">
          <table:table-cell table:style-name="Table202.A1" office:value-type="string">
            <text:p text:style-name="P3"><text:span text:style-name="T29"><text:s text:c="6"/></text:span>g</text:p>
          </table:table-cell>
          <table:table-cell table:style-name="Table202.A1" office:value-type="string">
            <text:p text:style-name="P27">http://thegrainery.ca</text:p>
          </table:table-cell>
          <table:table-cell table:style-name="Table202.C3" office:value-type="string">
            <text:p text:style-name="P17">$ <text:span text:style-name="T29"><text:s text:c="10"/></text:span></text:p>
          </table:table-cell>
        </table:table-row>
      </table:table>
      <text:p text:style-name="Standard"><text:soft-page-break/></text:p>
      <table:table table:name="Table198" table:style-name="Table198">
        <table:table-column table:style-name="Table198.A"/>
        <table:table-column table:style-name="Table198.B"/>
        <table:table-column table:style-name="Table198.C"/>
        <text:soft-page-break/>
        <table:table-row table:style-name="Table198.1">
          <table:table-cell table:style-name="Table19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8.2">
          <table:table-cell table:style-name="Table198.A2" table:number-columns-spanned="3" office:value-type="string">
            <text:p text:style-name="P9">Just Us! Coffee Roasters</text:p>
            <text:p text:style-name="P15">Milk Hazelnut Bark</text:p>
            <text:p text:style-name="P9">Fair Trade</text:p>
            <text:p text:style-name="P9">Organic</text:p>
            <text:p text:style-name="P6">Handmade Locally!</text:p>
          </table:table-cell>
          <table:covered-table-cell/>
          <table:covered-table-cell/>
        </table:table-row>
        <table:table-row table:style-name="Table198.3">
          <table:table-cell table:style-name="Table198.A1" office:value-type="string">
            <text:p text:style-name="P3">55g</text:p>
          </table:table-cell>
          <table:table-cell table:style-name="Table198.A1" office:value-type="string">
            <text:p text:style-name="P27">http://thegrainery.ca</text:p>
          </table:table-cell>
          <table:table-cell table:style-name="Table198.C3" office:value-type="currency" office:currency="USD" office:value="2.55">
            <text:p text:style-name="P14">$2.55</text:p>
          </table:table-cell>
        </table:table-row>
      </table:table>
      <text:p text:style-name="P55"/>
      <text:p text:style-name="Standard"><text:soft-page-break/></text:p>
      <table:table table:name="Table200" table:style-name="Table200">
        <table:table-column table:style-name="Table200.A"/>
        <table:table-column table:style-name="Table200.B"/>
        <table:table-column table:style-name="Table200.C"/>
        <table:table-row table:style-name="Table200.1">
          <table:table-cell table:style-name="Table20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200.2">
          <table:table-cell table:style-name="Table200.A2" table:number-columns-spanned="3" office:value-type="string">
            <text:p text:style-name="P15"><text:s/></text:p>
            <text:p text:style-name="P22">Propeller Soda</text:p>
            <text:p text:style-name="P5">Root Beer, Cream Soda, or Ginger Beer</text:p>
            <text:p text:style-name="P9"/>
          </table:table-cell>
          <table:covered-table-cell/>
          <table:covered-table-cell/>
        </table:table-row>
        <table:table-row table:style-name="Table200.3">
          <table:table-cell table:style-name="Table200.A1" office:value-type="string">
            <text:p text:style-name="P3">341ml</text:p>
          </table:table-cell>
          <table:table-cell table:style-name="Table200.A1" office:value-type="string">
            <text:p text:style-name="P26"><text:s/></text:p>
            <text:p text:style-name="P27">http://thegrainery.ca</text:p>
          </table:table-cell>
          <table:table-cell table:style-name="Table200.C3" office:value-type="currency" office:currency="USD" office:value="2.2">
            <text:p text:style-name="P14">$2.20</text:p>
          </table:table-cell>
        </table:table-row>
      </table:table>
      <text:p text:style-name="Standard"><text:soft-page-break/></text:p>
      <table:table table:name="Table201" table:style-name="Table201">
        <table:table-column table:style-name="Table201.A"/>
        <table:table-column table:style-name="Table201.B"/>
        <table:table-column table:style-name="Table201.C"/>
        <text:soft-page-break/>
        <table:table-row table:style-name="Table201.1">
          <table:table-cell table:style-name="Table201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201.2">
          <table:table-cell table:style-name="Table201.A2" table:number-columns-spanned="3" office:value-type="string">
            <text:p text:style-name="P6">Speerville Imported Organic </text:p>
            <text:p text:style-name="P15">Sesame Seeds </text:p>
            <text:p text:style-name="P9"/>
          </table:table-cell>
          <table:covered-table-cell/>
          <table:covered-table-cell/>
        </table:table-row>
        <table:table-row table:style-name="Table201.3">
          <table:table-cell table:style-name="Table201.A1" office:value-type="string">
            <text:p text:style-name="P3">200g</text:p>
          </table:table-cell>
          <table:table-cell table:style-name="Table201.A1" office:value-type="string">
            <text:p text:style-name="P26"><text:s/></text:p>
            <text:p text:style-name="P27">http://thegrainery.ca</text:p>
          </table:table-cell>
          <table:table-cell table:style-name="Table201.C3" office:value-type="currency" office:currency="USD" office:value="2.75">
            <text:p text:style-name="P14">$2.75</text:p>
          </table:table-cell>
        </table:table-row>
      </table:table>
      <text:p text:style-name="Standard"><text:soft-page-break/></text:p>
      <table:table table:name="Table199" table:style-name="Table199">
        <table:table-column table:style-name="Table199.A"/>
        <table:table-column table:style-name="Table199.B"/>
        <table:table-column table:style-name="Table199.C"/>
        <text:soft-page-break/>
        <table:table-row table:style-name="Table199.1">
          <table:table-cell table:style-name="Table199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9.2">
          <table:table-cell table:style-name="Table199.A2" table:number-columns-spanned="3" office:value-type="string">
            <text:p text:style-name="P9">JJust Us! Coffee Roasters</text:p>
            <text:p text:style-name="P15">Dark Spicy Ginger Bark</text:p>
            <text:p text:style-name="P9">Fair Trade</text:p>
            <text:p text:style-name="P9">Organic</text:p>
            <text:p text:style-name="P6">Handmade Locally!</text:p>
          </table:table-cell>
          <table:covered-table-cell/>
          <table:covered-table-cell/>
        </table:table-row>
        <table:table-row table:style-name="Table199.3">
          <table:table-cell table:style-name="Table199.A1" office:value-type="string">
            <text:p text:style-name="P3">45g</text:p>
          </table:table-cell>
          <table:table-cell table:style-name="Table199.A1" office:value-type="string">
            <text:p text:style-name="P27">http://thegrainery.ca</text:p>
          </table:table-cell>
          <table:table-cell table:style-name="Table199.C3" office:value-type="currency" office:currency="USD" office:value="2.55">
            <text:p text:style-name="P14">$2.55</text:p>
          </table:table-cell>
        </table:table-row>
      </table:table>
      <text:p text:style-name="P55"/>
      <text:p text:style-name="Standard"><text:soft-page-break/>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row table:style-name="Table180.1">
          <table:table-cell table:style-name="Table18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0.2">
          <table:table-cell table:style-name="Table180.A2" table:number-columns-spanned="3" office:value-type="string">
            <text:p text:style-name="P55"><text:s text:c="20"/>Yum Bakery – Wolfville</text:p>
            <text:p text:style-name="P31"><text:span text:style-name="T11">REGULAR GRANOLA</text:span><text:line-break/>Ingredients: rolled oats, honey, coconut, peanuts, raisins, wheat germ, sunflower seeds, canola oil, wheat bran, salt</text:p>
          </table:table-cell>
          <table:covered-table-cell/>
          <table:covered-table-cell/>
        </table:table-row>
        <table:table-row table:style-name="Table180.3">
          <table:table-cell table:style-name="Table180.A1" office:value-type="string">
            <text:p text:style-name="P32">454g</text:p>
          </table:table-cell>
          <table:table-cell table:style-name="Table180.A1" office:value-type="string">
            <text:p text:style-name="P26"/>
            <text:p text:style-name="P27"/>
          </table:table-cell>
          <table:table-cell table:style-name="Table180.C3" office:value-type="currency" office:currency="USD" office:value="4.5">
            <text:p text:style-name="P33">$4.50</text:p>
          </table:table-cell>
        </table:table-row>
      </table:table>
      <text:p text:style-name="P55"/>
      <text:p text:style-name="Standard"><text:soft-page-break/></text:p>
      <text:p text:style-name="P55"/>
      <text:p text:style-name="Standard"><text:soft-page-break/></text:p>
      <table:table table:name="Table179" table:style-name="Table179">
        <table:table-column table:style-name="Table179.A"/>
        <table:table-column table:style-name="Table179.B"/>
        <table:table-column table:style-name="Table179.C"/>
        <table:table-row table:style-name="Table179.1">
          <table:table-cell table:style-name="Table17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9.2">
          <table:table-cell table:style-name="Table179.A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79.3">
          <table:table-cell table:style-name="Table179.A1" office:value-type="string">
            <text:p text:style-name="P3"/>
          </table:table-cell>
          <table:table-cell table:style-name="Table179.A1" office:value-type="string">
            <text:p text:style-name="P27"/>
          </table:table-cell>
          <table:table-cell table:style-name="Table179.C3">
            <text:p text:style-name="P14"/>
          </table:table-cell>
        </table:table-row>
      </table:table>
      <text:p text:style-name="P55"/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25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6">Speerville Imported Organic</text:p>
            <text:p text:style-name="P15">Brown Basmati Rice</text:p>
            <text:p text:style-name="P9">Aromatic brown rice. </text:p>
            <text:p text:style-name="P9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3"><text:s text:c="3"/>750g</text:p>
          </table:table-cell>
          <table:table-cell table:style-name="Table177.A1" office:value-type="string">
            <text:p text:style-name="P26"/>
            <text:p text:style-name="P27">http://thegrainery.ca</text:p>
          </table:table-cell>
          <table:table-cell table:style-name="Table177.C3" office:value-type="currency" office:currency="CAD" office:value="7.5">
            <text:p text:style-name="P14">$7.50</text:p>
          </table:table-cell>
        </table:table-row>
      </table:table>
      <text:p text:style-name="P55"/>
      <text:p text:style-name="Standard"><text:soft-page-break/></text:p>
      <table:table table:name="Table192" table:style-name="Table192">
        <table:table-column table:style-name="Table192.A"/>
        <table:table-column table:style-name="Table192.B"/>
        <table:table-column table:style-name="Table192.C"/>
        <table:table-row table:style-name="Table192.1">
          <table:table-cell table:style-name="Table192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25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92.2">
          <table:table-cell table:style-name="Table192.A2" table:number-columns-spanned="3" office:value-type="string">
            <text:p text:style-name="P6">Speerville Imported Organic</text:p>
            <text:p text:style-name="P15">White Basmati Rice</text:p>
            <text:p text:style-name="P9">Aromatic white rice. </text:p>
            <text:p text:style-name="P9">The grains stay firm and separated when cooked.</text:p>
          </table:table-cell>
          <table:covered-table-cell/>
          <table:covered-table-cell/>
        </table:table-row>
        <table:table-row table:style-name="Table192.3">
          <table:table-cell table:style-name="Table192.A1" office:value-type="string">
            <text:p text:style-name="P3"><text:s text:c="3"/>750g</text:p>
          </table:table-cell>
          <table:table-cell table:style-name="Table192.A1" office:value-type="string">
            <text:p text:style-name="P26"/>
            <text:p text:style-name="P27">http://thegrainery.ca</text:p>
          </table:table-cell>
          <table:table-cell table:style-name="Table192.C3" office:value-type="currency" office:currency="CAD" office:value="6.75">
            <text:p text:style-name="P14">$6.75</text:p>
          </table:table-cell>
        </table:table-row>
      </table:table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ext:soft-page-break/>
        <table:table-row table:style-name="Table169.1">
          <table:table-cell table:style-name="Table169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9">Country of Origin: Bolivia; Organic</text:p>
            <text:p text:style-name="P15">Red Quinoa</text:p>
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3">454g</text:p>
          </table:table-cell>
          <table:table-cell table:style-name="Table169.A1" office:value-type="string">
            <text:p text:style-name="P26"/>
            <text:p text:style-name="P27">http://thegrainery.ca</text:p>
          </table:table-cell>
          <table:table-cell table:style-name="Table169.C3" office:value-type="currency" office:currency="CAD" office:value="8">
            <text:p text:style-name="P14">$8.00</text:p>
          </table:table-cell>
        </table:table-row>
      </table:table>
      <text:p text:style-name="P55"/>
      <text:p text:style-name="P4"><text:soft-page-break/>2385 Agricola St., Halifax, Nova Scotia <text:s text:c="32"/>(902) 446-3301</text:p>
      <text:p text:style-name="P5">The Grainery Food Co-op</text:p>
      <text:p text:style-name="P25"><text:span text:style-name="T6">also open Saturdays at the Halifax Seaport Market </text:span><text:span text:style-name="T7">1209, Marginal Road</text:span> </text:p>
      <text:p text:style-name="P6">Naosap Harvest 100% Certified Organic </text:p>
      <text:p text:style-name="P15">Northern Manitoba Wild Rice</text:p>
      <text:p text:style-name="P30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8">227g</text:p>
          </table:table-cell>
          <table:table-cell table:style-name="Table173.A1" office:value-type="string">
            <text:p text:style-name="P27">http://thegrainery.ca</text:p>
          </table:table-cell>
          <table:table-cell table:style-name="Table173.C1" office:value-type="currency" office:currency="CAD" office:value="5">
            <text:p text:style-name="P50">$5.00</text:p>
          </table:table-cell>
        </table:table-row>
      </table:table>
      <text:p text:style-name="P9"><text:soft-page-break/></text:p>
      <text:p text:style-name="P68"><text:soft-page-break/>2385 Agricola St., Halifax, Nova Scotia <text:s text:c="32"/>(902) 446-3301</text:p>
      <text:p text:style-name="P5">The Grainery Food Co-op</text:p>
      <text:p text:style-name="P25"><text:span text:style-name="T6">also open Saturdays at the Halifax Seaport Market </text:span><text:span text:style-name="T7">1209, Marginal Road</text:span> </text:p>
      <text:p text:style-name="P6">Naosap Harvest 100% Certified Organic </text:p>
      <text:p text:style-name="P15">Northern Manitoba Wild Rice</text:p>
      <text:p text:style-name="P30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8">454g</text:p>
          </table:table-cell>
          <table:table-cell table:style-name="Table174.A1" office:value-type="string">
            <text:p text:style-name="P27">http://thegrainery.ca</text:p>
          </table:table-cell>
          <table:table-cell table:style-name="Table174.C1" office:value-type="currency" office:currency="CAD" office:value="9.45">
            <text:p text:style-name="P50">$9.45</text:p>
          </table:table-cell>
        </table:table-row>
      </table:table>
      <text:p text:style-name="P9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P53"><text:s text:c="36"/>Http://thegrainery.ca/preorders/</text:p>
      <text:p text:style-name="P47">Nova Scotia grown ~ Longspell Farm</text:p>
      <text:p text:style-name="P37"><text:span text:style-name="T2"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<text:tab/> <text:s text:c="2"/></text:span><text:line-break/> <text:s text:c="8"/><text:span text:style-name="T24">Organic Whole Wheat Flour</text:span></text:p>
      <text:p text:style-name="P42"><text:s text:c="21"/><text:span text:style-name="T26">(Bread Flour)</text:span></text:p>
      <text:p text:style-name="P41"><text:s text:c="3"/><text:span text:style-name="T23"><text:s/>10 kg</text:span><text:tab/> <text:tab/><text:tab/><text:tab/> <text:s text:c="3"/><text:span text:style-name="T23">$20.85</text:span></text:p>
      <text:p text:style-name="P55"/>
      <text:p text:style-name="P54"><text:span text:style-name="T4"><text:s text:c="36"/></text:span><text:span text:style-name="T28">New Local Product!</text:span></text:p>
      <text:p text:style-name="P47">Nova Scotia grown ~ Longspell Farm</text:p>
      <text:p text:style-name="P37"><text:span text:style-name="T2"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<text:tab/> <text:s text:c="2"/></text:span><text:line-break/> <text:s/><text:span text:style-name="T17"><text:s text:c="2"/></text:span><text:span text:style-name="T25">Organic Whole Wheat Pastry Flour</text:span></text:p>
      <text:p text:style-name="P42"><text:s text:c="10"/><text:span text:style-name="T27">(for Cookies, Cakes &amp; Pie Crusts)</text:span></text:p>
      <text:p text:style-name="P41"><text:s text:c="4"/><text:span text:style-name="T23">2.5 kg</text:span><text:tab/> <text:tab/><text:tab/><text:tab/> <text:s text:c="6"/><text:span text:style-name="T23">$5.00</text:span></text:p>
      <text:p text:style-name="P55"/>
      <text:p text:style-name="P54"><text:span text:style-name="T4"><text:s text:c="36"/></text:span><text:span text:style-name="T28">New Local Product!</text:span></text:p>
      <text:p text:style-name="P47">Nova Scotia grown ~ Longspell Farm</text:p>
      <text:p text:style-name="P37"><text:span text:style-name="T2"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<text:tab/> <text:s text:c="2"/></text:span><text:line-break/> <text:s text:c="8"/><text:span text:style-name="T24">Organic Whole Wheat Flour</text:span></text:p>
      <text:p text:style-name="P42"><text:s text:c="21"/><text:span text:style-name="T26">(Bread Flour)</text:span></text:p>
      <text:p text:style-name="P41"><text:s text:c="4"/><text:span text:style-name="T23">2.5 kg</text:span><text:tab/> <text:tab/><text:tab/><text:tab/> <text:s text:c="6"/><text:span text:style-name="T23">$5.00</text:span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New Found Oatmeal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Standard"/>
      <text:p text:style-name="Standard"/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6"/>
            <text:p text:style-name="P6">Prana Biovegetaliens Imported <text:s/></text:p>
            <text:p text:style-name="P15"><text:s/><text:span text:style-name="T10">Raw Organic Almonds</text:span></text:p>
            <text:p text:style-name="P9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13"><text:s text:c="2"/>454g</text:p>
          </table:table-cell>
          <table:table-cell table:style-name="Table176.A1" office:value-type="string">
            <text:p text:style-name="P27">http://thegrainery.ca</text:p>
          </table:table-cell>
          <table:table-cell table:style-name="Table176.C3" office:value-type="string">
            <text:p text:style-name="P14"><text:span text:style-name="T10">$9.50</text:span> </text:p>
          </table:table-cell>
        </table:table-row>
      </table:table>
      <text:p text:style-name="P55"/>
      <text:p text:style-name="Standard"><text:soft-page-break/></text:p>
      <text:p text:style-name="P55"/>
      <text:p text:style-name="P37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><text:soft-page-break/></text:p>
      <text:p text:style-name="P55"/>
      <text:p text:style-name="Standard"/>
      <text:p text:style-name="P55"/>
      <text:p text:style-name="Standard"/>
      <text:p text:style-name="P55"/>
      <text:p text:style-name="Standard"/>
      <text:p text:style-name="P55"/>
      <text:p text:style-name="Standard"/>
      <text:p text:style-name="P55"/>
      <text:p text:style-name="Standard"/>
      <text:p text:style-name="P55"/>
      <text:p text:style-name="Standard"/>
      <text:p text:style-name="P55"/>
      <text:p text:style-name="Standard"/>
      <text:p text:style-name="P55"/>
      <text:p text:style-name="Standard"/>
      <text:p text:style-name="P55"/>
      <text:p text:style-name="Standard"/>
      <text:p text:style-name="P55"/>
      <text:p text:style-name="Standard"/>
      <text:p text:style-name="P55"/>
      <text:p text:style-name="Standard"/>
      <text:p text:style-name="Standard"><text:tab/></text:p>
      <text:p text:style-name="P46"><text:tab/>Grainery Food Co-Op</text:p>
      <text:p text:style-name="P51"><text:tab/>2385 Agricola Street <text:s text:c="23"/><text:tab/>Halifax, NS <text:s text:c="2"/>B3K4B8</text:p>
      <text:p text:style-name="Standard"/>
      <text:p text:style-name="P55"/>
      <text:p text:style-name="Standard"/>
      <text:p text:style-name="P55"/>
      <text:p text:style-name="Standard"/>
      <text:p text:style-name="P55"/>
      <text:p text:style-name="Standard"/>
      <text:p text:style-name="P55"/>
      <text:p text:style-name="Standard"/>
      <text:p text:style-name="P55"/>
      <text:p text:style-name="Standard"/>
      <text:p text:style-name="P55"/>
      <text:p text:style-name="Standard"/>
      <text:p text:style-name="P55"/>
      <text:p text:style-name="Standard"/>
      <text:p text:style-name="P55"/>
      <text:p text:style-name="Standard"/>
      <text:p text:style-name="P55"/>
      <text:p text:style-name="Standard"/>
      <text:p text:style-name="P55"/>
      <text:p text:style-name="Standard"/>
      <text:p text:style-name="P55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6"/>
            <text:p text:style-name="P7">Organic Sweetened</text:p>
            <text:p text:style-name="P15"><text:s/><text:span text:style-name="T17">Banana Chips </text:span></text:p>
            <text:p text:style-name="P9"/>
            <text:p text:style-name="P9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23">200g</text:p>
          </table:table-cell>
          <table:table-cell table:style-name="Table178.A1" office:value-type="string">
            <text:p text:style-name="P26"><text:s/></text:p>
            <text:p text:style-name="P27">http://thegrainery.ca</text:p>
          </table:table-cell>
          <table:table-cell table:style-name="Table178.C3" office:value-type="currency" office:currency="USD" office:value="4">
            <text:p text:style-name="P15">$4.00</text:p>
          </table:table-cell>
        </table:table-row>
      </table:table>
      <text:p text:style-name="Standard"><text:soft-page-break/></text:p>
      <text:p text:style-name="P55"/>
      <text:p text:style-name="Standard"/>
      <text:p text:style-name="P55"/>
      <text:p text:style-name="Standard"/>
      <text:p text:style-name="P55"/>
      <text:p text:style-name="Standard"/>
      <text:p text:style-name="Standard"/>
      <text:p text:style-name="P55"/>
      <text:p text:style-name="Standard"/>
      <text:p text:style-name="P5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Verdana2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12-15T20:28:58.64</dc:date>
    <dc:creator>2385 Agricola Grainery Food Coop</dc:creator>
    <meta:editing-duration>PT1143H38M49S</meta:editing-duration>
    <meta:editing-cycles>310</meta:editing-cycles>
    <meta:generator>OpenOffice.org/3.2$Win32 OpenOffice.org_project/320m12$Build-9483</meta:generator>
    <meta:printed-by>2385 Agricola Grainery Food Coop</meta:printed-by>
    <meta:print-date>2011-12-15T20:16:04.20</meta:print-date>
    <meta:document-statistic meta:table-count="203" meta:image-count="0" meta:object-count="0" meta:page-count="391" meta:paragraph-count="1902" meta:word-count="8984" meta:character-count="66134"/>
    <meta:user-defined meta:name="Info 1"/>
    <meta:user-defined meta:name="Info 2"/>
    <meta:user-defined meta:name="Info 3"/>
    <meta:user-defined meta:name="Info 4"/>
  </office:meta>
</office:document-meta>
</file>